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Helvetica Neue" svg:font-family="Helvetica Neue" style:font-family-generic="system"/>
    <style:font-face style:name="inherit" svg:font-family="inherit" style:font-family-generic="system"/>
    <style:font-face style:name="Courier 10 Pitch" svg:font-family="Courier 10 Pitch" style:font-family-generic="system"/>
    <style:font-face style:name="Consolas, 'Bitstream Vera Sans " svg:font-family="Consolas, 'Bitstream Vera Sans " style:font-family-generic="system"/>
    <style:font-face style:name="Georgia, 'Bitstream Charter', s" svg:font-family="Georgia, 'Bitstream Charter', 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Helvetica Neue" fo:color="#000000" fo:font-size="15pt" style:font-size-asian="15pt"/>
    </style:style>
    <style:style style:name="P3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4" style:parent-style-name="Textbody" style:family="paragraph">
      <style:paragraph-properties fo:widows="2" fo:orphans="2" fo:text-align="justify" fo:margin-bottom="0in" style:line-height-at-least="0.1562in"/>
    </style:style>
    <style:style style:name="T5" style:parent-style-name="StrongEmphasis" style:family="text">
      <style:text-properties style:font-name="inherit" fo:color="#000000" fo:font-size="10.5pt" style:font-size-asian="10.5pt"/>
    </style:style>
    <style:style style:name="P6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7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8" style:parent-style-name="Textbody" style:family="paragraph">
      <style:paragraph-properties fo:widows="2" fo:orphans="2" fo:text-align="justify" fo:margin-bottom="0in" style:line-height-at-least="0.1562in"/>
    </style:style>
    <style:style style:name="T9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10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11" style:parent-style-name="Textbody" style:family="paragraph">
      <style:paragraph-properties fo:widows="2" fo:orphans="2" fo:text-align="justify" fo:margin-bottom="0in" style:line-height-at-least="0.1562in"/>
    </style:style>
    <style:style style:name="T12" style:parent-style-name="StrongEmphasis" style:family="text">
      <style:text-properties style:font-name="inherit" fo:color="#000000" fo:font-size="10.5pt" style:font-size-asian="10.5pt"/>
    </style:style>
    <style:style style:name="P13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14" style:parent-style-name="Textbody" style:family="paragraph">
      <style:paragraph-properties fo:widows="2" fo:orphans="2" fo:text-align="justify" fo:margin-bottom="0in" style:line-height-at-least="0.1562in"/>
    </style:style>
    <style:style style:name="T15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16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17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18" style:parent-style-name="Textbody" style:family="paragraph">
      <style:paragraph-properties fo:widows="2" fo:orphans="2" fo:text-align="justify" fo:margin-bottom="0in" style:line-height-at-least="0.1562in"/>
    </style:style>
    <style:style style:name="T19" style:parent-style-name="StrongEmphasis" style:family="text">
      <style:text-properties style:font-name="inherit" fo:color="#000000" fo:font-size="10.5pt" style:font-size-asian="10.5pt"/>
    </style:style>
    <style:style style:name="P20" style:parent-style-name="Textbody" style:family="paragraph">
      <style:paragraph-properties fo:widows="2" fo:orphans="2" fo:text-align="justify" fo:margin-bottom="0in" style:line-height-at-least="0.1562in"/>
    </style:style>
    <style:style style:name="T21" style:parent-style-name="Fuentedepárrafopredeter." style:family="text">
      <style:text-properties style:font-name="inherit" fo:color="#000000" fo:font-size="10.5pt" style:font-size-asian="10.5pt"/>
    </style:style>
    <style:style style:name="T22" style:parent-style-name="Fuentedepárrafopredeter." style:family="text">
      <style:text-properties style:font-name="inherit" fo:color="#000000" fo:font-size="10.5pt" style:font-size-asian="10.5pt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style:font-name="inherit" fo:color="#000000" fo:font-size="10.5pt" style:font-size-asian="10.5pt"/>
    </style:style>
    <style:style style:name="P25" style:parent-style-name="Textbody" style:family="paragraph">
      <style:paragraph-properties fo:widows="2" fo:orphans="2" fo:text-align="justify" fo:margin-bottom="0in" style:line-height-at-least="0.1562in"/>
    </style:style>
    <style:style style:name="T26" style:parent-style-name="StrongEmphasis" style:family="text">
      <style:text-properties style:font-name="inherit" fo:color="#000000" fo:font-size="10.5pt" style:font-size-asian="10.5pt"/>
    </style:style>
    <style:style style:name="P27" style:parent-style-name="Textbody" style:family="paragraph">
      <style:paragraph-properties fo:widows="2" fo:orphans="2" fo:text-align="justify" fo:margin-bottom="0in" style:line-height-at-least="0.1562in"/>
    </style:style>
    <style:style style:name="T28" style:parent-style-name="Fuentedepárrafopredeter." style:family="text">
      <style:text-properties style:font-name="inherit" fo:color="#000000" fo:font-size="10.5pt" style:font-size-asian="10.5pt"/>
    </style:style>
    <style:style style:name="T29" style:parent-style-name="Fuentedepárrafopredeter." style:family="text">
      <style:text-properties style:font-name="inherit" fo:color="#000000" fo:font-size="10.5pt" style:font-size-asian="10.5pt"/>
    </style:style>
    <style:style style:name="T30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31" style:parent-style-name="Fuentedepárrafopredeter." style:family="text">
      <style:text-properties style:font-name="inherit" fo:color="#000000" fo:font-size="10.5pt" style:font-size-asian="10.5pt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style:font-name="inherit" fo:color="#000000" fo:font-size="10.5pt" style:font-size-asian="10.5pt"/>
    </style:style>
    <style:style style:name="T34" style:parent-style-name="Fuentedepárrafopredeter." style:family="text">
      <style:text-properties style:font-name="inherit" fo:color="#000000" fo:font-size="10.5pt" style:font-size-asian="10.5pt"/>
    </style:style>
    <style:style style:name="T35" style:parent-style-name="Fuentedepárrafopredeter." style:family="text">
      <style:text-properties style:font-name="inherit" fo:color="#000000" fo:font-size="10.5pt" style:font-size-asian="10.5pt"/>
    </style:style>
    <style:style style:name="P36" style:parent-style-name="Textbody" style:family="paragraph">
      <style:paragraph-properties fo:widows="2" fo:orphans="2" fo:margin-bottom="0in" style:line-height-at-least="0.1562in"/>
    </style:style>
    <style:style style:name="T37" style:parent-style-name="StrongEmphasis" style:family="text">
      <style:text-properties style:font-name="inherit" fo:color="#000000" fo:font-size="10.5pt" style:font-size-asian="10.5pt"/>
    </style:style>
    <style:style style:name="P38" style:parent-style-name="PreformattedText" style:family="paragraph">
      <style:paragraph-properties fo:widows="2" fo:orphans="2" fo:line-height="168%" fo:background-color="#F4F4F4"/>
    </style:style>
    <style:style style:name="T39" style:parent-style-name="Fuentedepárrafopredeter." style:family="text">
      <style:text-properties style:font-name="Courier 10 Pitch" fo:color="#000000" fo:font-size="9.5pt" style:font-size-asian="9.5pt"/>
    </style:style>
    <style:style style:name="T40" style:parent-style-name="StrongEmphasis" style:family="text">
      <style:text-properties style:font-name="inherit" fo:color="#000000" fo:font-size="9.5pt" style:font-size-asian="9.5pt"/>
    </style:style>
    <style:style style:name="T41" style:parent-style-name="Fuentedepárrafopredeter." style:family="text">
      <style:text-properties style:font-name="Courier 10 Pitch" fo:color="#000000" fo:font-size="9.5pt" style:font-size-asian="9.5pt"/>
    </style:style>
    <style:style style:name="P42" style:parent-style-name="PreformattedText" style:family="paragraph">
      <style:paragraph-properties fo:widows="2" fo:orphans="2" fo:line-height="168%" fo:background-color="#F4F4F4"/>
      <style:text-properties style:font-name="Courier 10 Pitch" fo:color="#000000" fo:font-size="9.5pt" style:font-size-asian="9.5pt"/>
    </style:style>
    <style:style style:name="P43" style:parent-style-name="PreformattedText" style:family="paragraph">
      <style:paragraph-properties fo:widows="2" fo:orphans="2" fo:line-height="168%" fo:background-color="#F4F4F4"/>
      <style:text-properties style:font-name="Courier 10 Pitch" fo:color="#000000" fo:font-size="9.5pt" style:font-size-asian="9.5pt"/>
    </style:style>
    <style:style style:name="P44" style:parent-style-name="PreformattedText" style:family="paragraph">
      <style:paragraph-properties fo:widows="2" fo:orphans="2" fo:line-height="168%" fo:background-color="#F4F4F4"/>
      <style:text-properties style:font-name="Courier 10 Pitch" fo:color="#000000" fo:font-size="9.5pt" style:font-size-asian="9.5pt"/>
    </style:style>
    <style:style style:name="P45" style:parent-style-name="PreformattedText" style:family="paragraph">
      <style:paragraph-properties fo:widows="2" fo:orphans="2" fo:line-height="168%" fo:background-color="#F4F4F4"/>
    </style:style>
    <style:style style:name="T46" style:parent-style-name="Fuentedepárrafopredeter." style:family="text">
      <style:text-properties style:font-name="Courier 10 Pitch" fo:color="#000000" fo:font-size="9.5pt" style:font-size-asian="9.5pt"/>
    </style:style>
    <style:style style:name="T47" style:parent-style-name="StrongEmphasis" style:family="text">
      <style:text-properties style:font-name="inherit" fo:color="#000000" fo:font-size="9.5pt" style:font-size-asian="9.5pt"/>
    </style:style>
    <style:style style:name="T48" style:parent-style-name="Fuentedepárrafopredeter." style:family="text">
      <style:text-properties style:font-name="Courier 10 Pitch" fo:color="#000000" fo:font-size="9.5pt" style:font-size-asian="9.5pt"/>
    </style:style>
    <style:style style:name="P49" style:parent-style-name="PreformattedText" style:family="paragraph">
      <style:paragraph-properties fo:widows="2" fo:orphans="2" fo:line-height="168%" fo:background-color="#F4F4F4"/>
    </style:style>
    <style:style style:name="T50" style:parent-style-name="Fuentedepárrafopredeter." style:family="text">
      <style:text-properties style:font-name="Courier 10 Pitch" fo:color="#000000" fo:font-size="9.5pt" style:font-size-asian="9.5pt"/>
    </style:style>
    <style:style style:name="T51" style:parent-style-name="StrongEmphasis" style:family="text">
      <style:text-properties style:font-name="inherit" fo:color="#000000" fo:font-size="9.5pt" style:font-size-asian="9.5pt"/>
    </style:style>
    <style:style style:name="T52" style:parent-style-name="Fuentedepárrafopredeter." style:family="text">
      <style:text-properties style:font-name="Courier 10 Pitch" fo:color="#000000" fo:font-size="9.5pt" style:font-size-asian="9.5pt"/>
    </style:style>
    <style:style style:name="T53" style:parent-style-name="Fuentedepárrafopredeter." style:family="text">
      <style:text-properties style:font-name="Courier 10 Pitch" fo:color="#000000" fo:font-size="9.5pt" style:font-size-asian="9.5pt"/>
    </style:style>
    <style:style style:name="P54" style:parent-style-name="PreformattedText" style:family="paragraph">
      <style:paragraph-properties fo:widows="2" fo:orphans="2" fo:line-height="168%" fo:background-color="#F4F4F4"/>
    </style:style>
    <style:style style:name="T55" style:parent-style-name="Fuentedepárrafopredeter." style:family="text">
      <style:text-properties style:font-name="Courier 10 Pitch" fo:color="#000000" fo:font-size="9.5pt" style:font-size-asian="9.5pt"/>
    </style:style>
    <style:style style:name="T56" style:parent-style-name="StrongEmphasis" style:family="text">
      <style:text-properties style:font-name="inherit" fo:color="#000000" fo:font-size="9.5pt" style:font-size-asian="9.5pt"/>
    </style:style>
    <style:style style:name="T57" style:parent-style-name="Fuentedepárrafopredeter." style:family="text">
      <style:text-properties style:font-name="Courier 10 Pitch" fo:color="#000000" fo:font-size="9.5pt" style:font-size-asian="9.5pt"/>
    </style:style>
    <style:style style:name="P58" style:parent-style-name="PreformattedText" style:family="paragraph">
      <style:paragraph-properties fo:widows="2" fo:orphans="2" fo:line-height="168%" fo:background-color="#F4F4F4"/>
      <style:text-properties style:font-name="Courier 10 Pitch" fo:color="#000000" fo:font-size="9.5pt" style:font-size-asian="9.5pt"/>
    </style:style>
    <style:style style:name="P59" style:parent-style-name="Textbody" style:family="paragraph">
      <style:paragraph-properties fo:widows="2" fo:orphans="2" fo:margin-bottom="0in" style:line-height-at-least="0.1562in"/>
    </style:style>
    <style:style style:name="T60" style:parent-style-name="StrongEmphasis" style:family="text">
      <style:text-properties style:font-name="inherit" fo:color="#000000" fo:font-size="10.5pt" style:font-size-asian="10.5pt"/>
    </style:style>
    <style:style style:name="P61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62" style:parent-style-name="Textbody" style:family="paragraph">
      <style:paragraph-properties fo:widows="2" fo:orphans="2" fo:margin-bottom="0in" style:line-height-at-least="0.1562in"/>
    </style:style>
    <style:style style:name="T63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64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S1" style:family="section">
      <style:section-properties fo:margin-left="0.2875in" fo:margin-right="0.2875in" style:writing-mode="lr-tb"/>
    </style:style>
    <style:style style:name="TableColumn66" style:family="table-column">
      <style:table-column-properties style:column-width="0.1569in" style:use-optimal-column-width="false"/>
    </style:style>
    <style:style style:name="TableColumn67" style:family="table-column">
      <style:table-column-properties style:column-width="0.8923in" style:use-optimal-column-width="false"/>
    </style:style>
    <style:style style:name="Table65" style:family="table">
      <style:table-properties style:width="1.0493in" fo:margin-left="-0.0069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vertical-align="middle" fo:padding-top="0in" fo:padding-left="0in" fo:padding-bottom="0in" fo:padding-right="0in"/>
    </style:style>
    <style:style style:name="P70" style:parent-style-name="TableContents" style:family="paragraph">
      <style:paragraph-properties fo:text-align="end"/>
    </style:style>
    <style:style style:name="T71" style:parent-style-name="SourceText" style:family="text">
      <style:text-properties style:font-name="Consolas, 'Bitstream Vera Sans " fo:color="#000000" fo:font-size="8pt" style:font-size-asian="8pt"/>
    </style:style>
    <style:style style:name="TableCell72" style:family="table-cell">
      <style:table-cell-properties fo:border="none" style:vertical-align="middle" fo:padding-top="0in" fo:padding-left="0in" fo:padding-bottom="0in" fo:padding-right="0in"/>
    </style:style>
    <style:style style:name="T73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74" style:parent-style-name="Fuentedepárrafopredeter." style:family="text">
      <style:text-properties style:font-name="Consolas, 'Bitstream Vera Sans " fo:color="#000000" fo:font-size="8pt" style:font-size-asian="8pt"/>
    </style:style>
    <style:style style:name="T75" style:parent-style-name="SourceText" style:family="text">
      <style:text-properties style:font-name="Consolas, 'Bitstream Vera Sans " fo:color="#000000" fo:font-size="8pt" style:font-size-asian="8pt"/>
    </style:style>
    <style:style style:name="P76" style:parent-style-name="Normal" style:family="paragraph">
      <style:text-properties text:display="none" fo:color="#000000"/>
    </style:style>
    <style:style style:name="TableColumn78" style:family="table-column">
      <style:table-column-properties style:column-width="0.1569in" style:use-optimal-column-width="false"/>
    </style:style>
    <style:style style:name="TableColumn79" style:family="table-column">
      <style:table-column-properties style:column-width="2.2354in" style:use-optimal-column-width="false"/>
    </style:style>
    <style:style style:name="Table77" style:family="table">
      <style:table-properties style:width="2.3923in" fo:margin-left="-0.0069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vertical-align="middle" fo:padding-top="0in" fo:padding-left="0in" fo:padding-bottom="0in" fo:padding-right="0in"/>
    </style:style>
    <style:style style:name="P82" style:parent-style-name="TableContents" style:family="paragraph">
      <style:paragraph-properties fo:text-align="end"/>
    </style:style>
    <style:style style:name="T83" style:parent-style-name="SourceText" style:family="text">
      <style:text-properties style:font-name="Consolas, 'Bitstream Vera Sans " fo:color="#000000" fo:font-size="8pt" style:font-size-asian="8pt"/>
    </style:style>
    <style:style style:name="TableCell84" style:family="table-cell">
      <style:table-cell-properties fo:border="none" style:vertical-align="middle" fo:padding-top="0in" fo:padding-left="0in" fo:padding-bottom="0in" fo:padding-right="0in"/>
    </style:style>
    <style:style style:name="T85" style:parent-style-name="SourceText" style:family="text">
      <style:text-properties fo:color="#000000"/>
    </style:style>
    <style:style style:name="T86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87" style:parent-style-name="Fuentedepárrafopredeter." style:family="text">
      <style:text-properties style:font-name="Consolas, 'Bitstream Vera Sans " fo:color="#000000" fo:font-size="8pt" style:font-size-asian="8pt"/>
    </style:style>
    <style:style style:name="T88" style:parent-style-name="SourceText" style:family="text">
      <style:text-properties style:font-name="Consolas, 'Bitstream Vera Sans " fo:color="#000000" fo:font-size="8pt" style:font-size-asian="8pt"/>
    </style:style>
    <style:style style:name="T89" style:parent-style-name="SourceText" style:family="text">
      <style:text-properties style:font-name="Consolas, 'Bitstream Vera Sans " fo:color="#000000" fo:font-size="8pt" style:font-size-asian="8pt"/>
    </style:style>
    <style:style style:name="P90" style:parent-style-name="Normal" style:family="paragraph">
      <style:text-properties text:display="none" fo:color="#000000"/>
    </style:style>
    <style:style style:name="TableColumn92" style:family="table-column">
      <style:table-column-properties style:column-width="0.1569in" style:use-optimal-column-width="false"/>
    </style:style>
    <style:style style:name="TableColumn93" style:family="table-column">
      <style:table-column-properties style:column-width="2.3104in" style:use-optimal-column-width="false"/>
    </style:style>
    <style:style style:name="Table91" style:family="table">
      <style:table-properties style:width="2.4673in" fo:margin-left="-0.0069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vertical-align="middle" fo:padding-top="0in" fo:padding-left="0in" fo:padding-bottom="0in" fo:padding-right="0in"/>
    </style:style>
    <style:style style:name="P96" style:parent-style-name="TableContents" style:family="paragraph">
      <style:paragraph-properties fo:text-align="end"/>
    </style:style>
    <style:style style:name="T97" style:parent-style-name="SourceText" style:family="text">
      <style:text-properties style:font-name="Consolas, 'Bitstream Vera Sans " fo:color="#000000" fo:font-size="8pt" style:font-size-asian="8pt"/>
    </style:style>
    <style:style style:name="TableCell98" style:family="table-cell">
      <style:table-cell-properties fo:border="none" style:vertical-align="middle" fo:padding-top="0in" fo:padding-left="0in" fo:padding-bottom="0in" fo:padding-right="0in"/>
    </style:style>
    <style:style style:name="T99" style:parent-style-name="SourceText" style:family="text">
      <style:text-properties fo:color="#000000"/>
    </style:style>
    <style:style style:name="T100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101" style:parent-style-name="Fuentedepárrafopredeter." style:family="text">
      <style:text-properties style:font-name="Consolas, 'Bitstream Vera Sans " fo:color="#000000" fo:font-size="8pt" style:font-size-asian="8pt"/>
    </style:style>
    <style:style style:name="T102" style:parent-style-name="SourceText" style:family="text">
      <style:text-properties style:font-name="Consolas, 'Bitstream Vera Sans " fo:color="#000000" fo:font-size="8pt" style:font-size-asian="8pt"/>
    </style:style>
    <style:style style:name="T103" style:parent-style-name="SourceText" style:family="text">
      <style:text-properties style:font-name="Consolas, 'Bitstream Vera Sans " fo:color="#000000" fo:font-size="8pt" style:font-size-asian="8pt"/>
    </style:style>
    <style:style style:name="P104" style:parent-style-name="Normal" style:family="paragraph">
      <style:text-properties text:display="none" fo:color="#000000"/>
    </style:style>
    <style:style style:name="TableColumn106" style:family="table-column">
      <style:table-column-properties style:column-width="0.1569in" style:use-optimal-column-width="false"/>
    </style:style>
    <style:style style:name="TableColumn107" style:family="table-column">
      <style:table-column-properties style:column-width="3.6041in" style:use-optimal-column-width="false"/>
    </style:style>
    <style:style style:name="Table105" style:family="table">
      <style:table-properties style:width="3.7611in" fo:margin-left="-0.0069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vertical-align="middle" fo:padding-top="0in" fo:padding-left="0in" fo:padding-bottom="0in" fo:padding-right="0in"/>
    </style:style>
    <style:style style:name="P110" style:parent-style-name="TableContents" style:family="paragraph">
      <style:paragraph-properties fo:text-align="end"/>
    </style:style>
    <style:style style:name="T111" style:parent-style-name="SourceText" style:family="text">
      <style:text-properties style:font-name="Consolas, 'Bitstream Vera Sans " fo:color="#000000" fo:font-size="8pt" style:font-size-asian="8pt"/>
    </style:style>
    <style:style style:name="TableCell112" style:family="table-cell">
      <style:table-cell-properties fo:border="none" style:vertical-align="middle" fo:padding-top="0in" fo:padding-left="0in" fo:padding-bottom="0in" fo:padding-right="0in"/>
    </style:style>
    <style:style style:name="T113" style:parent-style-name="SourceText" style:family="text">
      <style:text-properties fo:color="#000000"/>
    </style:style>
    <style:style style:name="T114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115" style:parent-style-name="Fuentedepárrafopredeter." style:family="text">
      <style:text-properties style:font-name="Consolas, 'Bitstream Vera Sans " fo:color="#000000" fo:font-size="8pt" style:font-size-asian="8pt"/>
    </style:style>
    <style:style style:name="T116" style:parent-style-name="SourceText" style:family="text">
      <style:text-properties style:font-name="Consolas, 'Bitstream Vera Sans " fo:color="#000000" fo:font-size="8pt" style:font-size-asian="8pt"/>
    </style:style>
    <style:style style:name="T117" style:parent-style-name="SourceText" style:family="text">
      <style:text-properties style:font-name="Consolas, 'Bitstream Vera Sans " fo:color="#000000" fo:font-size="8pt" style:font-size-asian="8pt"/>
    </style:style>
    <style:style style:name="P118" style:parent-style-name="Normal" style:family="paragraph">
      <style:text-properties text:display="none" fo:color="#000000"/>
    </style:style>
    <style:style style:name="TableColumn120" style:family="table-column">
      <style:table-column-properties style:column-width="0.1569in" style:use-optimal-column-width="false"/>
    </style:style>
    <style:style style:name="TableColumn121" style:family="table-column">
      <style:table-column-properties style:column-width="1.0451in" style:use-optimal-column-width="false"/>
    </style:style>
    <style:style style:name="Table119" style:family="table">
      <style:table-properties style:width="1.202in" fo:margin-left="-0.0069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vertical-align="middle" fo:padding-top="0in" fo:padding-left="0in" fo:padding-bottom="0in" fo:padding-right="0in"/>
    </style:style>
    <style:style style:name="P124" style:parent-style-name="TableContents" style:family="paragraph">
      <style:paragraph-properties fo:text-align="end"/>
    </style:style>
    <style:style style:name="T125" style:parent-style-name="SourceText" style:family="text">
      <style:text-properties style:font-name="Consolas, 'Bitstream Vera Sans " fo:color="#000000" fo:font-size="8pt" style:font-size-asian="8pt"/>
    </style:style>
    <style:style style:name="TableCell126" style:family="table-cell">
      <style:table-cell-properties fo:border="none" style:vertical-align="middle" fo:padding-top="0in" fo:padding-left="0in" fo:padding-bottom="0in" fo:padding-right="0in"/>
    </style:style>
    <style:style style:name="T127" style:parent-style-name="SourceText" style:family="text">
      <style:text-properties fo:color="#000000"/>
    </style:style>
    <style:style style:name="T128" style:parent-style-name="SourceText" style:family="text">
      <style:text-properties style:font-name="Consolas, 'Bitstream Vera Sans " fo:color="#000000" fo:font-size="8pt" style:font-size-asian="8pt"/>
    </style:style>
    <style:style style:name="P129" style:parent-style-name="Normal" style:family="paragraph">
      <style:text-properties text:display="none" fo:color="#000000"/>
    </style:style>
    <style:style style:name="TableColumn131" style:family="table-column">
      <style:table-column-properties style:column-width="0.1569in" style:use-optimal-column-width="false"/>
    </style:style>
    <style:style style:name="TableColumn132" style:family="table-column">
      <style:table-column-properties style:column-width="0.6256in" style:use-optimal-column-width="false"/>
    </style:style>
    <style:style style:name="Table130" style:family="table">
      <style:table-properties style:width="0.7826in" fo:margin-left="-0.0069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vertical-align="middle" fo:padding-top="0in" fo:padding-left="0in" fo:padding-bottom="0in" fo:padding-right="0in"/>
    </style:style>
    <style:style style:name="P135" style:parent-style-name="TableContents" style:family="paragraph">
      <style:paragraph-properties fo:text-align="end"/>
    </style:style>
    <style:style style:name="T136" style:parent-style-name="SourceText" style:family="text">
      <style:text-properties style:font-name="Consolas, 'Bitstream Vera Sans " fo:color="#000000" fo:font-size="8pt" style:font-size-asian="8pt"/>
    </style:style>
    <style:style style:name="TableCell137" style:family="table-cell">
      <style:table-cell-properties fo:border="none" style:vertical-align="middle" fo:padding-top="0in" fo:padding-left="0in" fo:padding-bottom="0in" fo:padding-right="0in"/>
    </style:style>
    <style:style style:name="T138" style:parent-style-name="SourceText" style:family="text">
      <style:text-properties fo:color="#000000"/>
    </style:style>
    <style:style style:name="P139" style:parent-style-name="Normal" style:family="paragraph">
      <style:text-properties text:display="none" fo:color="#000000"/>
    </style:style>
    <style:style style:name="TableColumn141" style:family="table-column">
      <style:table-column-properties style:column-width="0.1569in" style:use-optimal-column-width="false"/>
    </style:style>
    <style:style style:name="TableColumn142" style:family="table-column">
      <style:table-column-properties style:column-width="3.6576in" style:use-optimal-column-width="false"/>
    </style:style>
    <style:style style:name="Table140" style:family="table">
      <style:table-properties style:width="3.8145in" fo:margin-left="-0.0069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vertical-align="middle" fo:padding-top="0in" fo:padding-left="0in" fo:padding-bottom="0in" fo:padding-right="0in"/>
    </style:style>
    <style:style style:name="P145" style:parent-style-name="TableContents" style:family="paragraph">
      <style:paragraph-properties fo:text-align="end"/>
    </style:style>
    <style:style style:name="T146" style:parent-style-name="SourceText" style:family="text">
      <style:text-properties style:font-name="Consolas, 'Bitstream Vera Sans " fo:color="#000000" fo:font-size="8pt" style:font-size-asian="8pt"/>
    </style:style>
    <style:style style:name="TableCell147" style:family="table-cell">
      <style:table-cell-properties fo:border="none" style:vertical-align="middle" fo:padding-top="0in" fo:padding-left="0in" fo:padding-bottom="0in" fo:padding-right="0in"/>
    </style:style>
    <style:style style:name="T148" style:parent-style-name="SourceText" style:family="text">
      <style:text-properties style:font-name="Consolas, 'Bitstream Vera Sans " fo:color="#000000" fo:font-size="8pt" style:font-size-asian="8pt"/>
    </style:style>
    <style:style style:name="T149" style:parent-style-name="SourceText" style:family="text">
      <style:text-properties style:font-name="Consolas, 'Bitstream Vera Sans " fo:color="#000000" fo:font-size="8pt" style:font-size-asian="8pt"/>
    </style:style>
    <style:style style:name="S2" style:family="section">
      <style:section-properties fo:margin-left="0.2875in" fo:margin-right="0.2875in" style:writing-mode="lr-tb"/>
    </style:style>
    <style:style style:name="P150" style:parent-style-name="Textbody" style:family="paragraph">
      <style:paragraph-properties fo:widows="2" fo:orphans="2" fo:text-align="justify" fo:margin-bottom="0in" style:line-height-at-least="0.1562in"/>
      <style:text-properties style:font-name="Georgia, 'Bitstream Charter', s" style:font-name-asian="Georgia, 'Bitstream Charter', s" style:font-name-complex="Georgia, 'Bitstream Charter', s" fo:color="#000000" fo:font-size="10.5pt" style:font-size-asian="10.5pt" style:font-size-complex="10.5pt"/>
    </style:style>
    <style:style style:name="P151" style:parent-style-name="Textbody" style:family="paragraph">
      <style:paragraph-properties fo:widows="2" fo:orphans="2" fo:text-align="justify" fo:margin-bottom="0in" style:line-height-at-least="0.1562in"/>
    </style:style>
    <style:style style:name="T152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153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154" style:parent-style-name="Textbody" style:family="paragraph">
      <style:paragraph-properties fo:widows="2" fo:orphans="2" fo:margin-bottom="0in" style:line-height-at-least="0.1562in"/>
    </style:style>
    <style:style style:name="T155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156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S3" style:family="section">
      <style:section-properties fo:margin-left="0.2875in" fo:margin-right="0.2875in" style:writing-mode="lr-tb"/>
    </style:style>
    <style:style style:name="TableColumn158" style:family="table-column">
      <style:table-column-properties style:column-width="0.1569in" style:use-optimal-column-width="false"/>
    </style:style>
    <style:style style:name="TableColumn159" style:family="table-column">
      <style:table-column-properties style:column-width="0.8923in" style:use-optimal-column-width="false"/>
    </style:style>
    <style:style style:name="Table157" style:family="table">
      <style:table-properties style:width="1.0493in" fo:margin-left="-0.0069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vertical-align="middle" fo:padding-top="0in" fo:padding-left="0in" fo:padding-bottom="0in" fo:padding-right="0in"/>
    </style:style>
    <style:style style:name="P162" style:parent-style-name="TableContents" style:family="paragraph">
      <style:paragraph-properties fo:text-align="end"/>
    </style:style>
    <style:style style:name="T163" style:parent-style-name="SourceText" style:family="text">
      <style:text-properties style:font-name="Consolas, 'Bitstream Vera Sans " fo:color="#000000" fo:font-size="8pt" style:font-size-asian="8pt"/>
    </style:style>
    <style:style style:name="TableCell164" style:family="table-cell">
      <style:table-cell-properties fo:border="none" style:vertical-align="middle" fo:padding-top="0in" fo:padding-left="0in" fo:padding-bottom="0in" fo:padding-right="0in"/>
    </style:style>
    <style:style style:name="T165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166" style:parent-style-name="Fuentedepárrafopredeter." style:family="text">
      <style:text-properties style:font-name="Consolas, 'Bitstream Vera Sans " fo:color="#000000" fo:font-size="8pt" style:font-size-asian="8pt"/>
    </style:style>
    <style:style style:name="T167" style:parent-style-name="SourceText" style:family="text">
      <style:text-properties style:font-name="Consolas, 'Bitstream Vera Sans " fo:color="#000000" fo:font-size="8pt" style:font-size-asian="8pt"/>
    </style:style>
    <style:style style:name="P168" style:parent-style-name="Normal" style:family="paragraph">
      <style:text-properties text:display="none" fo:color="#000000"/>
    </style:style>
    <style:style style:name="TableColumn170" style:family="table-column">
      <style:table-column-properties style:column-width="0.1569in" style:use-optimal-column-width="false"/>
    </style:style>
    <style:style style:name="TableColumn171" style:family="table-column">
      <style:table-column-properties style:column-width="0.6256in" style:use-optimal-column-width="false"/>
    </style:style>
    <style:style style:name="Table169" style:family="table">
      <style:table-properties style:width="0.7826in" fo:margin-left="-0.0069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vertical-align="middle" fo:padding-top="0in" fo:padding-left="0in" fo:padding-bottom="0in" fo:padding-right="0in"/>
    </style:style>
    <style:style style:name="P174" style:parent-style-name="TableContents" style:family="paragraph">
      <style:paragraph-properties fo:text-align="end"/>
    </style:style>
    <style:style style:name="T175" style:parent-style-name="SourceText" style:family="text">
      <style:text-properties style:font-name="Consolas, 'Bitstream Vera Sans " fo:color="#000000" fo:font-size="8pt" style:font-size-asian="8pt"/>
    </style:style>
    <style:style style:name="TableCell176" style:family="table-cell">
      <style:table-cell-properties fo:border="none" style:vertical-align="middle" fo:padding-top="0in" fo:padding-left="0in" fo:padding-bottom="0in" fo:padding-right="0in"/>
    </style:style>
    <style:style style:name="T177" style:parent-style-name="SourceText" style:family="text">
      <style:text-properties fo:color="#000000"/>
    </style:style>
    <style:style style:name="P178" style:parent-style-name="Normal" style:family="paragraph">
      <style:text-properties text:display="none" fo:color="#000000"/>
    </style:style>
    <style:style style:name="TableColumn180" style:family="table-column">
      <style:table-column-properties style:column-width="0.1569in" style:use-optimal-column-width="false"/>
    </style:style>
    <style:style style:name="TableColumn181" style:family="table-column">
      <style:table-column-properties style:column-width="5.9409in" style:use-optimal-column-width="false"/>
    </style:style>
    <style:style style:name="Table179" style:family="table">
      <style:table-properties style:width="6.0979in" fo:margin-left="-0.0069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vertical-align="middle" fo:padding-top="0in" fo:padding-left="0in" fo:padding-bottom="0in" fo:padding-right="0in"/>
    </style:style>
    <style:style style:name="P184" style:parent-style-name="TableContents" style:family="paragraph">
      <style:paragraph-properties fo:text-align="end"/>
    </style:style>
    <style:style style:name="T185" style:parent-style-name="SourceText" style:family="text">
      <style:text-properties style:font-name="Consolas, 'Bitstream Vera Sans " fo:color="#000000" fo:font-size="8pt" style:font-size-asian="8pt"/>
    </style:style>
    <style:style style:name="TableCell186" style:family="table-cell">
      <style:table-cell-properties fo:border="none" style:vertical-align="middle" fo:padding-top="0in" fo:padding-left="0in" fo:padding-bottom="0in" fo:padding-right="0in"/>
    </style:style>
    <style:style style:name="T187" style:parent-style-name="SourceText" style:family="text">
      <style:text-properties fo:color="#000000"/>
    </style:style>
    <style:style style:name="T188" style:parent-style-name="SourceText" style:family="text">
      <style:text-properties style:font-name="Consolas, 'Bitstream Vera Sans " fo:color="#000000" fo:font-size="8pt" style:font-size-asian="8pt"/>
    </style:style>
    <style:style style:name="P189" style:parent-style-name="Normal" style:family="paragraph">
      <style:text-properties text:display="none" fo:color="#000000"/>
    </style:style>
    <style:style style:name="TableColumn191" style:family="table-column">
      <style:table-column-properties style:column-width="0.1569in" style:use-optimal-column-width="false"/>
    </style:style>
    <style:style style:name="TableColumn192" style:family="table-column">
      <style:table-column-properties style:column-width="4.2819in" style:use-optimal-column-width="false"/>
    </style:style>
    <style:style style:name="Table190" style:family="table">
      <style:table-properties style:width="4.4388in" fo:margin-left="-0.0069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vertical-align="middle" fo:padding-top="0in" fo:padding-left="0in" fo:padding-bottom="0in" fo:padding-right="0in"/>
    </style:style>
    <style:style style:name="P195" style:parent-style-name="TableContents" style:family="paragraph">
      <style:paragraph-properties fo:text-align="end"/>
    </style:style>
    <style:style style:name="T196" style:parent-style-name="SourceText" style:family="text">
      <style:text-properties style:font-name="Consolas, 'Bitstream Vera Sans " fo:color="#000000" fo:font-size="8pt" style:font-size-asian="8pt"/>
    </style:style>
    <style:style style:name="TableCell197" style:family="table-cell">
      <style:table-cell-properties fo:border="none" style:vertical-align="middle" fo:padding-top="0in" fo:padding-left="0in" fo:padding-bottom="0in" fo:padding-right="0in"/>
    </style:style>
    <style:style style:name="T198" style:parent-style-name="SourceText" style:family="text">
      <style:text-properties fo:color="#000000"/>
    </style:style>
    <style:style style:name="T199" style:parent-style-name="SourceText" style:family="text">
      <style:text-properties style:font-name="Consolas, 'Bitstream Vera Sans " fo:color="#000000" fo:font-size="8pt" style:font-size-asian="8pt"/>
    </style:style>
    <style:style style:name="T200" style:parent-style-name="SourceText" style:family="text">
      <style:text-properties style:font-name="Consolas, 'Bitstream Vera Sans " fo:color="#000000" fo:font-size="8pt" style:font-size-asian="8pt"/>
    </style:style>
    <style:style style:name="P201" style:parent-style-name="Normal" style:family="paragraph">
      <style:text-properties text:display="none" fo:color="#000000"/>
    </style:style>
    <style:style style:name="TableColumn203" style:family="table-column">
      <style:table-column-properties style:column-width="0.1569in" style:use-optimal-column-width="false"/>
    </style:style>
    <style:style style:name="TableColumn204" style:family="table-column">
      <style:table-column-properties style:column-width="3.0062in" style:use-optimal-column-width="false"/>
    </style:style>
    <style:style style:name="Table202" style:family="table">
      <style:table-properties style:width="3.1631in" fo:margin-left="-0.0069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vertical-align="middle" fo:padding-top="0in" fo:padding-left="0in" fo:padding-bottom="0in" fo:padding-right="0in"/>
    </style:style>
    <style:style style:name="P207" style:parent-style-name="TableContents" style:family="paragraph">
      <style:paragraph-properties fo:text-align="end"/>
    </style:style>
    <style:style style:name="T208" style:parent-style-name="SourceText" style:family="text">
      <style:text-properties style:font-name="Consolas, 'Bitstream Vera Sans " fo:color="#000000" fo:font-size="8pt" style:font-size-asian="8pt"/>
    </style:style>
    <style:style style:name="TableCell209" style:family="table-cell">
      <style:table-cell-properties fo:border="none" style:vertical-align="middle" fo:padding-top="0in" fo:padding-left="0in" fo:padding-bottom="0in" fo:padding-right="0in"/>
    </style:style>
    <style:style style:name="T210" style:parent-style-name="SourceText" style:family="text">
      <style:text-properties fo:color="#000000" fo:language="en" fo:country="US"/>
    </style:style>
    <style:style style:name="T211" style:parent-style-name="SourceText" style:family="text">
      <style:text-properties style:font-name="Consolas, 'Bitstream Vera Sans " fo:font-weight="bold" style:font-weight-asian="bold" fo:color="#000000" fo:font-size="8pt" style:font-size-asian="8pt" fo:language="en" fo:country="US"/>
    </style:style>
    <style:style style:name="T212" style:parent-style-name="Fuentedepárrafopredeter." style:family="text">
      <style:text-properties style:font-name="Consolas, 'Bitstream Vera Sans " fo:color="#000000" fo:font-size="8pt" style:font-size-asian="8pt" fo:language="en" fo:country="US"/>
    </style:style>
    <style:style style:name="T213" style:parent-style-name="SourceText" style:family="text">
      <style:text-properties style:font-name="Consolas, 'Bitstream Vera Sans " fo:color="#000000" fo:font-size="8pt" style:font-size-asian="8pt" fo:language="en" fo:country="US"/>
    </style:style>
    <style:style style:name="T214" style:parent-style-name="SourceText" style:family="text">
      <style:text-properties style:font-name="Consolas, 'Bitstream Vera Sans " fo:font-weight="bold" style:font-weight-asian="bold" fo:color="#000000" fo:font-size="8pt" style:font-size-asian="8pt" fo:language="en" fo:country="US"/>
    </style:style>
    <style:style style:name="T215" style:parent-style-name="Fuentedepárrafopredeter." style:family="text">
      <style:text-properties style:font-name="Consolas, 'Bitstream Vera Sans " fo:color="#000000" fo:font-size="8pt" style:font-size-asian="8pt" fo:language="en" fo:country="US"/>
    </style:style>
    <style:style style:name="T216" style:parent-style-name="SourceText" style:family="text">
      <style:text-properties style:font-name="Consolas, 'Bitstream Vera Sans " fo:color="#000000" fo:font-size="8pt" style:font-size-asian="8pt" fo:language="en" fo:country="US"/>
    </style:style>
    <style:style style:name="T217" style:parent-style-name="SourceText" style:family="text">
      <style:text-properties style:font-name="Consolas, 'Bitstream Vera Sans " fo:font-weight="bold" style:font-weight-asian="bold" fo:color="#000000" fo:font-size="8pt" style:font-size-asian="8pt" fo:language="en" fo:country="US"/>
    </style:style>
    <style:style style:name="T218" style:parent-style-name="Fuentedepárrafopredeter." style:family="text">
      <style:text-properties style:font-name="Consolas, 'Bitstream Vera Sans " fo:color="#000000" fo:font-size="8pt" style:font-size-asian="8pt" fo:language="en" fo:country="US"/>
    </style:style>
    <style:style style:name="T219" style:parent-style-name="SourceText" style:family="text">
      <style:text-properties style:font-name="Consolas, 'Bitstream Vera Sans " fo:color="#000000" fo:font-size="8pt" style:font-size-asian="8pt" fo:language="en" fo:country="US"/>
    </style:style>
    <style:style style:name="P220" style:parent-style-name="Normal" style:family="paragraph">
      <style:text-properties text:display="none" fo:color="#000000"/>
    </style:style>
    <style:style style:name="TableColumn222" style:family="table-column">
      <style:table-column-properties style:column-width="0.1569in" style:use-optimal-column-width="false"/>
    </style:style>
    <style:style style:name="TableColumn223" style:family="table-column">
      <style:table-column-properties style:column-width="2.2666in" style:use-optimal-column-width="false"/>
    </style:style>
    <style:style style:name="Table221" style:family="table">
      <style:table-properties style:width="2.4236in" fo:margin-left="-0.0069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vertical-align="middle" fo:padding-top="0in" fo:padding-left="0in" fo:padding-bottom="0in" fo:padding-right="0in"/>
    </style:style>
    <style:style style:name="P226" style:parent-style-name="TableContents" style:family="paragraph">
      <style:paragraph-properties fo:text-align="end"/>
    </style:style>
    <style:style style:name="T227" style:parent-style-name="SourceText" style:family="text">
      <style:text-properties style:font-name="Consolas, 'Bitstream Vera Sans " fo:color="#000000" fo:font-size="8pt" style:font-size-asian="8pt"/>
    </style:style>
    <style:style style:name="TableCell228" style:family="table-cell">
      <style:table-cell-properties fo:border="none" style:vertical-align="middle" fo:padding-top="0in" fo:padding-left="0in" fo:padding-bottom="0in" fo:padding-right="0in"/>
    </style:style>
    <style:style style:name="T229" style:parent-style-name="SourceText" style:family="text">
      <style:text-properties fo:color="#000000"/>
    </style:style>
    <style:style style:name="T230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231" style:parent-style-name="Fuentedepárrafopredeter." style:family="text">
      <style:text-properties style:font-name="Consolas, 'Bitstream Vera Sans " fo:color="#000000" fo:font-size="8pt" style:font-size-asian="8pt"/>
    </style:style>
    <style:style style:name="T232" style:parent-style-name="SourceText" style:family="text">
      <style:text-properties style:font-name="Consolas, 'Bitstream Vera Sans " fo:color="#000000" fo:font-size="8pt" style:font-size-asian="8pt"/>
    </style:style>
    <style:style style:name="P233" style:parent-style-name="Normal" style:family="paragraph">
      <style:text-properties text:display="none" fo:color="#000000"/>
    </style:style>
    <style:style style:name="TableColumn235" style:family="table-column">
      <style:table-column-properties style:column-width="0.1569in" style:use-optimal-column-width="false"/>
    </style:style>
    <style:style style:name="TableColumn236" style:family="table-column">
      <style:table-column-properties style:column-width="0.5944in" style:use-optimal-column-width="false"/>
    </style:style>
    <style:style style:name="Table234" style:family="table">
      <style:table-properties style:width="0.7513in" fo:margin-left="-0.0069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vertical-align="middle" fo:padding-top="0in" fo:padding-left="0in" fo:padding-bottom="0in" fo:padding-right="0in"/>
    </style:style>
    <style:style style:name="P239" style:parent-style-name="TableContents" style:family="paragraph">
      <style:paragraph-properties fo:text-align="end"/>
    </style:style>
    <style:style style:name="T240" style:parent-style-name="SourceText" style:family="text">
      <style:text-properties style:font-name="Consolas, 'Bitstream Vera Sans " fo:color="#000000" fo:font-size="8pt" style:font-size-asian="8pt"/>
    </style:style>
    <style:style style:name="TableCell241" style:family="table-cell">
      <style:table-cell-properties fo:border="none" style:vertical-align="middle" fo:padding-top="0in" fo:padding-left="0in" fo:padding-bottom="0in" fo:padding-right="0in"/>
    </style:style>
    <style:style style:name="T242" style:parent-style-name="SourceText" style:family="text">
      <style:text-properties fo:color="#000000"/>
    </style:style>
    <style:style style:name="T243" style:parent-style-name="SourceText" style:family="text">
      <style:text-properties style:font-name="Consolas, 'Bitstream Vera Sans " fo:color="#000000" fo:font-size="8pt" style:font-size-asian="8pt"/>
    </style:style>
    <style:style style:name="P244" style:parent-style-name="Normal" style:family="paragraph">
      <style:text-properties text:display="none" fo:color="#000000"/>
    </style:style>
    <style:style style:name="TableColumn246" style:family="table-column">
      <style:table-column-properties style:column-width="0.1569in" style:use-optimal-column-width="false"/>
    </style:style>
    <style:style style:name="TableColumn247" style:family="table-column">
      <style:table-column-properties style:column-width="3.6576in" style:use-optimal-column-width="false"/>
    </style:style>
    <style:style style:name="Table245" style:family="table">
      <style:table-properties style:width="3.8145in" fo:margin-left="-0.0069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vertical-align="middle" fo:padding-top="0in" fo:padding-left="0in" fo:padding-bottom="0in" fo:padding-right="0in"/>
    </style:style>
    <style:style style:name="P250" style:parent-style-name="TableContents" style:family="paragraph">
      <style:paragraph-properties fo:text-align="end"/>
    </style:style>
    <style:style style:name="T251" style:parent-style-name="SourceText" style:family="text">
      <style:text-properties style:font-name="Consolas, 'Bitstream Vera Sans " fo:color="#000000" fo:font-size="8pt" style:font-size-asian="8pt"/>
    </style:style>
    <style:style style:name="TableCell252" style:family="table-cell">
      <style:table-cell-properties fo:border="none" style:vertical-align="middle" fo:padding-top="0in" fo:padding-left="0in" fo:padding-bottom="0in" fo:padding-right="0in"/>
    </style:style>
    <style:style style:name="T253" style:parent-style-name="SourceText" style:family="text">
      <style:text-properties style:font-name="Consolas, 'Bitstream Vera Sans " fo:color="#000000" fo:font-size="8pt" style:font-size-asian="8pt"/>
    </style:style>
    <style:style style:name="T254" style:parent-style-name="SourceText" style:family="text">
      <style:text-properties style:font-name="Consolas, 'Bitstream Vera Sans " fo:color="#000000" fo:font-size="8pt" style:font-size-asian="8pt"/>
    </style:style>
    <style:style style:name="S4" style:family="section">
      <style:section-properties fo:margin-left="0.2875in" fo:margin-right="0.2875in" style:writing-mode="lr-tb"/>
    </style:style>
    <style:style style:name="P255" style:parent-style-name="Textbody" style:family="paragraph">
      <style:paragraph-properties fo:widows="2" fo:orphans="2" fo:margin-bottom="0in" style:line-height-at-least="0.1562in"/>
      <style:text-properties style:font-name="Georgia, 'Bitstream Charter', s" style:font-name-asian="Georgia, 'Bitstream Charter', s" style:font-name-complex="Georgia, 'Bitstream Charter', s" fo:color="#000000" fo:font-size="10.5pt" style:font-size-asian="10.5pt" style:font-size-complex="10.5pt"/>
    </style:style>
    <style:style style:name="S5" style:family="section">
      <style:section-properties fo:margin-left="0.2875in" fo:margin-right="0.2875in" style:writing-mode="lr-tb"/>
    </style:style>
    <style:style style:name="TableColumn257" style:family="table-column">
      <style:table-column-properties style:column-width="0.1569in" style:use-optimal-column-width="false"/>
    </style:style>
    <style:style style:name="TableColumn258" style:family="table-column">
      <style:table-column-properties style:column-width="4.5187in" style:use-optimal-column-width="false"/>
    </style:style>
    <style:style style:name="Table256" style:family="table">
      <style:table-properties style:width="4.6756in" fo:margin-left="-0.0069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vertical-align="middle" fo:padding-top="0in" fo:padding-left="0in" fo:padding-bottom="0in" fo:padding-right="0in"/>
    </style:style>
    <style:style style:name="P261" style:parent-style-name="TableContents" style:family="paragraph">
      <style:paragraph-properties fo:text-align="end"/>
    </style:style>
    <style:style style:name="T262" style:parent-style-name="SourceText" style:family="text">
      <style:text-properties style:font-name="Consolas, 'Bitstream Vera Sans " fo:color="#000000" fo:font-size="8pt" style:font-size-asian="8pt"/>
    </style:style>
    <style:style style:name="TableCell263" style:family="table-cell">
      <style:table-cell-properties fo:border="none" style:vertical-align="middle" fo:padding-top="0in" fo:padding-left="0in" fo:padding-bottom="0in" fo:padding-right="0in"/>
    </style:style>
    <style:style style:name="T264" style:parent-style-name="SourceText" style:family="text">
      <style:text-properties style:font-name="Consolas, 'Bitstream Vera Sans " fo:color="#000000" fo:font-size="8pt" style:font-size-asian="8pt"/>
    </style:style>
    <style:style style:name="T265" style:parent-style-name="SourceText" style:family="text">
      <style:text-properties style:font-name="Consolas, 'Bitstream Vera Sans " fo:color="#000000" fo:font-size="8pt" style:font-size-asian="8pt"/>
    </style:style>
    <style:style style:name="S6" style:family="section">
      <style:section-properties fo:margin-left="0.2875in" fo:margin-right="0.2875in" style:writing-mode="lr-tb"/>
    </style:style>
    <style:style style:name="P266" style:parent-style-name="Textbody" style:family="paragraph">
      <style:paragraph-properties fo:widows="2" fo:orphans="2" fo:text-align="justify" fo:margin-bottom="0in" style:line-height-at-least="0.1562in"/>
      <style:text-properties style:font-name="Georgia, 'Bitstream Charter', s" style:font-name-asian="Georgia, 'Bitstream Charter', s" style:font-name-complex="Georgia, 'Bitstream Charter', s" fo:color="#000000" fo:font-size="10.5pt" style:font-size-asian="10.5pt" style:font-size-complex="10.5pt"/>
    </style:style>
    <style:style style:name="P267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268" style:parent-style-name="Textbody" style:family="paragraph">
      <style:paragraph-properties fo:widows="2" fo:orphans="2" fo:margin-bottom="0in" style:line-height-at-least="0.1562in"/>
    </style:style>
    <style:style style:name="T269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70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71" style:parent-style-name="Textbody" style:family="paragraph">
      <style:paragraph-properties fo:widows="2" fo:orphans="2" fo:margin-bottom="0in" style:line-height-at-least="0.1562in"/>
    </style:style>
    <style:style style:name="T272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73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74" style:parent-style-name="Textbody" style:family="paragraph">
      <style:paragraph-properties fo:widows="2" fo:orphans="2" fo:margin-bottom="0in" style:line-height-at-least="0.1562in"/>
    </style:style>
    <style:style style:name="T275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76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277" style:parent-style-name="Textbody" style:family="paragraph">
      <style:paragraph-properties fo:widows="2" fo:orphans="2" fo:margin-bottom="0in" style:line-height-at-least="0.1562in"/>
    </style:style>
    <style:style style:name="T278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79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80" style:parent-style-name="Textbody" style:family="paragraph">
      <style:paragraph-properties fo:widows="2" fo:orphans="2" fo:text-align="justify" fo:margin-bottom="0in" style:line-height-at-least="0.1562in"/>
    </style:style>
    <style:style style:name="T281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282" style:parent-style-name="Fuentedepárrafopredeter." style:family="text">
      <style:text-properties style:font-name="inherit" fo:color="#000000" fo:font-size="10.5pt" style:font-size-asian="10.5pt"/>
    </style:style>
    <style:style style:name="T283" style:parent-style-name="Fuentedepárrafopredeter." style:family="text">
      <style:text-properties style:font-name="inherit" fo:color="#000000" fo:font-size="10.5pt" style:font-size-asian="10.5pt"/>
    </style:style>
    <style:style style:name="P284" style:parent-style-name="Textbody" style:family="paragraph">
      <style:paragraph-properties fo:widows="2" fo:orphans="2" fo:margin-bottom="0in" style:line-height-at-least="0.1562in"/>
    </style:style>
    <style:style style:name="T285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86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87" style:parent-style-name="Textbody" style:family="paragraph">
      <style:paragraph-properties fo:widows="2" fo:orphans="2" fo:margin-bottom="0in" style:line-height-at-least="0.1562in"/>
    </style:style>
    <style:style style:name="T288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89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90" style:parent-style-name="Textbody" style:family="paragraph">
      <style:paragraph-properties fo:widows="2" fo:orphans="2" fo:margin-bottom="0in" style:line-height-at-least="0.1562in"/>
    </style:style>
    <style:style style:name="T291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92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93" style:parent-style-name="Textbody" style:family="paragraph">
      <style:paragraph-properties fo:widows="2" fo:orphans="2" fo:margin-bottom="0in" style:line-height-at-least="0.1562in"/>
    </style:style>
    <style:style style:name="T294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95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296" style:parent-style-name="Textbody" style:family="paragraph">
      <style:paragraph-properties fo:widows="2" fo:orphans="2" fo:margin-bottom="0in" style:line-height-at-least="0.1562in"/>
    </style:style>
    <style:style style:name="T297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298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299" style:parent-style-name="Textbody" style:family="paragraph">
      <style:paragraph-properties fo:widows="2" fo:orphans="2" fo:text-align="justify" fo:margin-bottom="0in" style:line-height-at-least="0.1562in"/>
    </style:style>
    <style:style style:name="T300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301" style:parent-style-name="Fuentedepárrafopredeter." style:family="text">
      <style:text-properties style:font-name="inherit" fo:color="#000000" fo:font-size="10.5pt" style:font-size-asian="10.5pt"/>
    </style:style>
    <style:style style:name="T302" style:parent-style-name="Fuentedepárrafopredeter." style:family="text">
      <style:text-properties style:font-name="inherit" fo:color="#000000" fo:font-size="10.5pt" style:font-size-asian="10.5pt"/>
    </style:style>
    <style:style style:name="P303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304" style:parent-style-name="Textbody" style:family="paragraph">
      <style:paragraph-properties fo:widows="2" fo:orphans="2" fo:text-align="justify" fo:margin-bottom="0in" style:line-height-at-least="0.1562in"/>
    </style:style>
    <style:style style:name="T305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06" style:parent-style-name="Textbody" style:family="paragraph">
      <style:paragraph-properties fo:widows="2" fo:orphans="2" fo:text-align="justify" fo:margin-bottom="0in" style:line-height-at-least="0.1562in"/>
    </style:style>
    <style:style style:name="T307" style:parent-style-name="Fuentedepárrafopredeter." style:family="text">
      <style:text-properties style:font-name="inherit" fo:color="#000000" fo:font-size="10.5pt" style:font-size-asian="10.5pt"/>
    </style:style>
    <style:style style:name="P308" style:parent-style-name="Textbody" style:family="paragraph">
      <style:paragraph-properties fo:widows="2" fo:orphans="2" fo:text-align="justify" fo:margin-bottom="0in" style:line-height-at-least="0.1562in"/>
    </style:style>
    <style:style style:name="T309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10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311" style:parent-style-name="Textbody" style:family="paragraph">
      <style:paragraph-properties fo:widows="2" fo:orphans="2" fo:text-align="justify" fo:margin-bottom="0in" style:line-height-at-least="0.1562in"/>
    </style:style>
    <style:style style:name="T312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313" style:parent-style-name="Fuentedepárrafopredeter." style:family="text">
      <style:text-properties style:font-name="inherit" fo:color="#000000" fo:font-size="10.5pt" style:font-size-asian="10.5pt"/>
    </style:style>
    <style:style style:name="T314" style:parent-style-name="Fuentedepárrafopredeter." style:family="text">
      <style:text-properties style:font-name="inherit" fo:color="#000000" fo:font-size="10.5pt" style:font-size-asian="10.5pt"/>
    </style:style>
    <style:style style:name="P315" style:parent-style-name="Textbody" style:family="paragraph">
      <style:paragraph-properties fo:widows="2" fo:orphans="2" fo:text-align="justify" fo:margin-bottom="0in" style:line-height-at-least="0.1562in"/>
    </style:style>
    <style:style style:name="T316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317" style:parent-style-name="Fuentedepárrafopredeter." style:family="text">
      <style:text-properties style:font-name="inherit" fo:color="#000000" fo:font-size="10.5pt" style:font-size-asian="10.5pt"/>
    </style:style>
    <style:style style:name="P318" style:parent-style-name="Textbody" style:family="paragraph">
      <style:paragraph-properties fo:widows="2" fo:orphans="2" fo:text-align="justify" fo:margin-bottom="0in" style:line-height-at-least="0.1562in"/>
    </style:style>
    <style:style style:name="T319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20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321" style:parent-style-name="Textbody" style:family="paragraph">
      <style:paragraph-properties fo:widows="2" fo:orphans="2" fo:margin-bottom="0in" style:line-height-at-least="0.1562in"/>
    </style:style>
    <style:style style:name="T322" style:parent-style-name="Fuentedepárrafopredeter." style:family="text">
      <style:text-properties fo:color="#000000" style:language-asian="es" style:country-asian="BO" style:language-complex="ar" style:country-complex="SA"/>
    </style:style>
    <style:style style:name="T323" style:parent-style-name="Fuentedepárrafopredeter." style:family="text">
      <style:text-properties style:font-name="inherit" fo:color="#000000" fo:font-size="10.5pt" style:font-size-asian="10.5pt"/>
    </style:style>
    <style:style style:name="T324" style:parent-style-name="Fuentedepárrafopredeter." style:family="text">
      <style:text-properties style:font-name="inherit" fo:color="#000000" fo:font-size="10.5pt" style:font-size-asian="10.5pt"/>
    </style:style>
    <style:style style:name="P325" style:parent-style-name="Textbody" style:family="paragraph">
      <style:paragraph-properties fo:widows="2" fo:orphans="2" fo:margin-bottom="0in" style:line-height-at-least="0.1562in"/>
    </style:style>
    <style:style style:name="T326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27" style:parent-style-name="Textbody" style:family="paragraph">
      <style:paragraph-properties fo:widows="2" fo:orphans="2" fo:margin-bottom="0in" style:line-height-at-least="0.1562in"/>
      <style:text-properties style:font-name="inherit" fo:color="#000000" fo:font-size="10.5pt" style:font-size-asian="10.5pt"/>
    </style:style>
    <style:style style:name="P328" style:parent-style-name="Textbody" style:family="paragraph">
      <style:paragraph-properties fo:widows="2" fo:orphans="2" fo:margin-bottom="0in" style:line-height-at-least="0.1562in"/>
    </style:style>
    <style:style style:name="T329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30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331" style:parent-style-name="Textbody" style:family="paragraph">
      <style:paragraph-properties fo:widows="2" fo:orphans="2" fo:text-align="justify" fo:margin-bottom="0in" style:line-height-at-least="0.1562in"/>
    </style:style>
    <style:style style:name="T332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333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334" style:parent-style-name="Textbody" style:family="paragraph">
      <style:paragraph-properties fo:widows="2" fo:orphans="2" fo:text-align="justify" fo:margin-bottom="0in" style:line-height-at-least="0.1562in"/>
    </style:style>
    <style:style style:name="T335" style:parent-style-name="Fuentedepárrafopredeter." style:family="text">
      <style:text-properties style:font-name="inherit" fo:color="#000000" fo:font-size="10.5pt" style:font-size-asian="10.5pt"/>
    </style:style>
    <style:style style:name="T336" style:parent-style-name="Fuentedepárrafopredeter." style:family="text">
      <style:text-properties style:font-name="inherit" fo:color="#000000" fo:font-size="10.5pt" style:font-size-asian="10.5pt"/>
    </style:style>
    <style:style style:name="T337" style:parent-style-name="Fuentedepárrafopredeter." style:family="text">
      <style:text-properties fo:color="#000000"/>
    </style:style>
    <style:style style:name="T338" style:parent-style-name="Fuentedepárrafopredeter." style:family="text">
      <style:text-properties style:font-name="inherit" fo:color="#000000" fo:font-size="10.5pt" style:font-size-asian="10.5pt"/>
    </style:style>
    <style:style style:name="S7" style:family="section">
      <style:section-properties fo:margin-left="0.2875in" fo:margin-right="0.2875in" style:writing-mode="lr-tb"/>
    </style:style>
    <style:style style:name="TableColumn340" style:family="table-column">
      <style:table-column-properties style:column-width="0.2298in" style:use-optimal-column-width="false"/>
    </style:style>
    <style:style style:name="TableColumn341" style:family="table-column">
      <style:table-column-properties style:column-width="4.7618in" style:use-optimal-column-width="false"/>
    </style:style>
    <style:style style:name="Table339" style:family="table">
      <style:table-properties style:width="4.9916in" fo:margin-left="-0.0069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none" style:vertical-align="middle" fo:padding-top="0in" fo:padding-left="0in" fo:padding-bottom="0in" fo:padding-right="0in"/>
    </style:style>
    <style:style style:name="P344" style:parent-style-name="TableContents" style:family="paragraph">
      <style:paragraph-properties fo:text-align="end"/>
    </style:style>
    <style:style style:name="T345" style:parent-style-name="SourceText" style:family="text">
      <style:text-properties style:font-name="Consolas, 'Bitstream Vera Sans " fo:color="#000000" fo:font-size="8pt" style:font-size-asian="8pt"/>
    </style:style>
    <style:style style:name="TableCell346" style:family="table-cell">
      <style:table-cell-properties fo:border="none" style:vertical-align="middle" fo:padding-top="0in" fo:padding-left="0in" fo:padding-bottom="0in" fo:padding-right="0in"/>
    </style:style>
    <style:style style:name="T347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348" style:parent-style-name="SourceText" style:family="text">
      <style:text-properties style:font-name="Consolas, 'Bitstream Vera Sans " fo:color="#000000" fo:font-size="8pt" style:font-size-asian="8pt"/>
    </style:style>
    <style:style style:name="T349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350" style:parent-style-name="Fuentedepárrafopredeter." style:family="text">
      <style:text-properties style:font-name="Consolas, 'Bitstream Vera Sans " fo:color="#000000" fo:font-size="8pt" style:font-size-asian="8pt"/>
    </style:style>
    <style:style style:name="T351" style:parent-style-name="SourceText" style:family="text">
      <style:text-properties style:font-name="Consolas, 'Bitstream Vera Sans " fo:color="#000000" fo:font-size="8pt" style:font-size-asian="8pt"/>
    </style:style>
    <style:style style:name="T352" style:parent-style-name="SourceText" style:family="text">
      <style:text-properties style:font-name="Consolas, 'Bitstream Vera Sans " fo:color="#000000" fo:font-size="8pt" style:font-size-asian="8pt"/>
    </style:style>
    <style:style style:name="P353" style:parent-style-name="Normal" style:family="paragraph">
      <style:text-properties text:display="none" fo:color="#000000"/>
    </style:style>
    <style:style style:name="TableColumn355" style:family="table-column">
      <style:table-column-properties style:column-width="0.2298in" style:use-optimal-column-width="false"/>
    </style:style>
    <style:style style:name="TableColumn356" style:family="table-column">
      <style:table-column-properties style:column-width="4.1694in" style:use-optimal-column-width="false"/>
    </style:style>
    <style:style style:name="Table354" style:family="table">
      <style:table-properties style:width="4.3993in" fo:margin-left="-0.0069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style:vertical-align="middle" fo:padding-top="0in" fo:padding-left="0in" fo:padding-bottom="0in" fo:padding-right="0in"/>
    </style:style>
    <style:style style:name="P359" style:parent-style-name="TableContents" style:family="paragraph">
      <style:paragraph-properties fo:text-align="end"/>
    </style:style>
    <style:style style:name="T360" style:parent-style-name="SourceText" style:family="text">
      <style:text-properties style:font-name="Consolas, 'Bitstream Vera Sans " fo:color="#000000" fo:font-size="8pt" style:font-size-asian="8pt"/>
    </style:style>
    <style:style style:name="TableCell361" style:family="table-cell">
      <style:table-cell-properties fo:border="none" style:vertical-align="middle" fo:padding-top="0in" fo:padding-left="0in" fo:padding-bottom="0in" fo:padding-right="0in"/>
    </style:style>
    <style:style style:name="T362" style:parent-style-name="SourceText" style:family="text">
      <style:text-properties fo:color="#000000"/>
    </style:style>
    <style:style style:name="T363" style:parent-style-name="SourceText" style:family="text">
      <style:text-properties style:font-name="Consolas, 'Bitstream Vera Sans " fo:color="#000000" fo:font-size="8pt" style:font-size-asian="8pt"/>
    </style:style>
    <style:style style:name="T364" style:parent-style-name="SourceText" style:family="text">
      <style:text-properties style:font-name="Consolas, 'Bitstream Vera Sans " fo:color="#000000" fo:font-size="8pt" style:font-size-asian="8pt"/>
    </style:style>
    <style:style style:name="P365" style:parent-style-name="Normal" style:family="paragraph">
      <style:text-properties text:display="none" fo:color="#000000"/>
    </style:style>
    <style:style style:name="TableColumn367" style:family="table-column">
      <style:table-column-properties style:column-width="0.2298in" style:use-optimal-column-width="false"/>
    </style:style>
    <style:style style:name="TableColumn368" style:family="table-column">
      <style:table-column-properties style:column-width="4.2611in" style:use-optimal-column-width="false"/>
    </style:style>
    <style:style style:name="Table366" style:family="table">
      <style:table-properties style:width="4.4909in" fo:margin-left="-0.0069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vertical-align="middle" fo:padding-top="0in" fo:padding-left="0in" fo:padding-bottom="0in" fo:padding-right="0in"/>
    </style:style>
    <style:style style:name="P371" style:parent-style-name="TableContents" style:family="paragraph">
      <style:paragraph-properties fo:text-align="end"/>
    </style:style>
    <style:style style:name="T372" style:parent-style-name="SourceText" style:family="text">
      <style:text-properties style:font-name="Consolas, 'Bitstream Vera Sans " fo:color="#000000" fo:font-size="8pt" style:font-size-asian="8pt"/>
    </style:style>
    <style:style style:name="TableCell373" style:family="table-cell">
      <style:table-cell-properties fo:border="none" style:vertical-align="middle" fo:padding-top="0in" fo:padding-left="0in" fo:padding-bottom="0in" fo:padding-right="0in"/>
    </style:style>
    <style:style style:name="T374" style:parent-style-name="SourceText" style:family="text">
      <style:text-properties fo:color="#000000"/>
    </style:style>
    <style:style style:name="T375" style:parent-style-name="SourceText" style:family="text">
      <style:text-properties style:font-name="Consolas, 'Bitstream Vera Sans " fo:color="#000000" fo:font-size="8pt" style:font-size-asian="8pt"/>
    </style:style>
    <style:style style:name="T376" style:parent-style-name="SourceText" style:family="text">
      <style:text-properties style:font-name="Consolas, 'Bitstream Vera Sans " fo:color="#000000" fo:font-size="8pt" style:font-size-asian="8pt"/>
    </style:style>
    <style:style style:name="P377" style:parent-style-name="Normal" style:family="paragraph">
      <style:text-properties text:display="none" fo:color="#000000"/>
    </style:style>
    <style:style style:name="TableColumn379" style:family="table-column">
      <style:table-column-properties style:column-width="0.2298in" style:use-optimal-column-width="false"/>
    </style:style>
    <style:style style:name="TableColumn380" style:family="table-column">
      <style:table-column-properties style:column-width="3.6277in" style:use-optimal-column-width="false"/>
    </style:style>
    <style:style style:name="Table378" style:family="table">
      <style:table-properties style:width="3.8576in" fo:margin-left="-0.0069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none" style:vertical-align="middle" fo:padding-top="0in" fo:padding-left="0in" fo:padding-bottom="0in" fo:padding-right="0in"/>
    </style:style>
    <style:style style:name="P383" style:parent-style-name="TableContents" style:family="paragraph">
      <style:paragraph-properties fo:text-align="end"/>
    </style:style>
    <style:style style:name="T384" style:parent-style-name="SourceText" style:family="text">
      <style:text-properties style:font-name="Consolas, 'Bitstream Vera Sans " fo:color="#000000" fo:font-size="8pt" style:font-size-asian="8pt"/>
    </style:style>
    <style:style style:name="TableCell385" style:family="table-cell">
      <style:table-cell-properties fo:border="none" style:vertical-align="middle" fo:padding-top="0in" fo:padding-left="0in" fo:padding-bottom="0in" fo:padding-right="0in"/>
    </style:style>
    <style:style style:name="T386" style:parent-style-name="SourceText" style:family="text">
      <style:text-properties fo:color="#000000"/>
    </style:style>
    <style:style style:name="T387" style:parent-style-name="SourceText" style:family="text">
      <style:text-properties style:font-name="Consolas, 'Bitstream Vera Sans " fo:color="#000000" fo:font-size="8pt" style:font-size-asian="8pt"/>
    </style:style>
    <style:style style:name="T388" style:parent-style-name="SourceText" style:family="text">
      <style:text-properties style:font-name="Consolas, 'Bitstream Vera Sans " fo:color="#000000" fo:font-size="8pt" style:font-size-asian="8pt"/>
    </style:style>
    <style:style style:name="T389" style:parent-style-name="SourceText" style:family="text">
      <style:text-properties style:font-name="Consolas, 'Bitstream Vera Sans " fo:color="#000000" fo:font-size="8pt" style:font-size-asian="8pt"/>
    </style:style>
    <style:style style:name="P390" style:parent-style-name="Normal" style:family="paragraph">
      <style:text-properties text:display="none" fo:color="#000000"/>
    </style:style>
    <style:style style:name="TableColumn392" style:family="table-column">
      <style:table-column-properties style:column-width="0.2298in" style:use-optimal-column-width="false"/>
    </style:style>
    <style:style style:name="TableColumn393" style:family="table-column">
      <style:table-column-properties style:column-width="4.0479in" style:use-optimal-column-width="false"/>
    </style:style>
    <style:style style:name="Table391" style:family="table">
      <style:table-properties style:width="4.2777in" fo:margin-left="-0.0069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none" style:vertical-align="middle" fo:padding-top="0in" fo:padding-left="0in" fo:padding-bottom="0in" fo:padding-right="0in"/>
    </style:style>
    <style:style style:name="P396" style:parent-style-name="TableContents" style:family="paragraph">
      <style:paragraph-properties fo:text-align="end"/>
    </style:style>
    <style:style style:name="T397" style:parent-style-name="SourceText" style:family="text">
      <style:text-properties style:font-name="Consolas, 'Bitstream Vera Sans " fo:color="#000000" fo:font-size="8pt" style:font-size-asian="8pt"/>
    </style:style>
    <style:style style:name="TableCell398" style:family="table-cell">
      <style:table-cell-properties fo:border="none" style:vertical-align="middle" fo:padding-top="0in" fo:padding-left="0in" fo:padding-bottom="0in" fo:padding-right="0in"/>
    </style:style>
    <style:style style:name="T399" style:parent-style-name="SourceText" style:family="text">
      <style:text-properties fo:color="#000000"/>
    </style:style>
    <style:style style:name="T400" style:parent-style-name="SourceText" style:family="text">
      <style:text-properties style:font-name="Consolas, 'Bitstream Vera Sans " fo:color="#000000" fo:font-size="8pt" style:font-size-asian="8pt"/>
    </style:style>
    <style:style style:name="P401" style:parent-style-name="Normal" style:family="paragraph">
      <style:text-properties text:display="none" fo:color="#000000"/>
    </style:style>
    <style:style style:name="TableColumn403" style:family="table-column">
      <style:table-column-properties style:column-width="0.2298in" style:use-optimal-column-width="false"/>
    </style:style>
    <style:style style:name="TableColumn404" style:family="table-column">
      <style:table-column-properties style:column-width="3.7493in" style:use-optimal-column-width="false"/>
    </style:style>
    <style:style style:name="Table402" style:family="table">
      <style:table-properties style:width="3.9791in" fo:margin-left="-0.0069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vertical-align="middle" fo:padding-top="0in" fo:padding-left="0in" fo:padding-bottom="0in" fo:padding-right="0in"/>
    </style:style>
    <style:style style:name="P407" style:parent-style-name="TableContents" style:family="paragraph">
      <style:paragraph-properties fo:text-align="end"/>
    </style:style>
    <style:style style:name="T408" style:parent-style-name="SourceText" style:family="text">
      <style:text-properties style:font-name="Consolas, 'Bitstream Vera Sans " fo:color="#000000" fo:font-size="8pt" style:font-size-asian="8pt"/>
    </style:style>
    <style:style style:name="TableCell409" style:family="table-cell">
      <style:table-cell-properties fo:border="none" style:vertical-align="middle" fo:padding-top="0in" fo:padding-left="0in" fo:padding-bottom="0in" fo:padding-right="0in"/>
    </style:style>
    <style:style style:name="T410" style:parent-style-name="SourceText" style:family="text">
      <style:text-properties fo:color="#000000"/>
    </style:style>
    <style:style style:name="T411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412" style:parent-style-name="SourceText" style:family="text">
      <style:text-properties style:font-name="Consolas, 'Bitstream Vera Sans " fo:color="#000000" fo:font-size="8pt" style:font-size-asian="8pt"/>
    </style:style>
    <style:style style:name="T413" style:parent-style-name="SourceText" style:family="text">
      <style:text-properties style:font-name="Consolas, 'Bitstream Vera Sans " fo:color="#000000" fo:font-size="8pt" style:font-size-asian="8pt"/>
    </style:style>
    <style:style style:name="P414" style:parent-style-name="Normal" style:family="paragraph">
      <style:text-properties text:display="none" fo:color="#000000"/>
    </style:style>
    <style:style style:name="TableColumn416" style:family="table-column">
      <style:table-column-properties style:column-width="0.2298in" style:use-optimal-column-width="false"/>
    </style:style>
    <style:style style:name="TableColumn417" style:family="table-column">
      <style:table-column-properties style:column-width="4.375in" style:use-optimal-column-width="false"/>
    </style:style>
    <style:style style:name="Table415" style:family="table">
      <style:table-properties style:width="4.6048in" fo:margin-left="-0.0069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vertical-align="middle" fo:padding-top="0in" fo:padding-left="0in" fo:padding-bottom="0in" fo:padding-right="0in"/>
    </style:style>
    <style:style style:name="P420" style:parent-style-name="TableContents" style:family="paragraph">
      <style:paragraph-properties fo:text-align="end"/>
    </style:style>
    <style:style style:name="T421" style:parent-style-name="SourceText" style:family="text">
      <style:text-properties style:font-name="Consolas, 'Bitstream Vera Sans " fo:color="#000000" fo:font-size="8pt" style:font-size-asian="8pt"/>
    </style:style>
    <style:style style:name="TableCell422" style:family="table-cell">
      <style:table-cell-properties fo:border="none" style:vertical-align="middle" fo:padding-top="0in" fo:padding-left="0in" fo:padding-bottom="0in" fo:padding-right="0in"/>
    </style:style>
    <style:style style:name="T423" style:parent-style-name="SourceText" style:family="text">
      <style:text-properties fo:color="#000000"/>
    </style:style>
    <style:style style:name="T424" style:parent-style-name="SourceText" style:family="text">
      <style:text-properties style:font-name="Consolas, 'Bitstream Vera Sans " fo:color="#000000" fo:font-size="8pt" style:font-size-asian="8pt"/>
    </style:style>
    <style:style style:name="T425" style:parent-style-name="SourceText" style:family="text">
      <style:text-properties style:font-name="Consolas, 'Bitstream Vera Sans " fo:color="#000000" fo:font-size="8pt" style:font-size-asian="8pt"/>
    </style:style>
    <style:style style:name="P426" style:parent-style-name="Normal" style:family="paragraph">
      <style:text-properties text:display="none" fo:color="#000000"/>
    </style:style>
    <style:style style:name="TableColumn428" style:family="table-column">
      <style:table-column-properties style:column-width="0.2298in" style:use-optimal-column-width="false"/>
    </style:style>
    <style:style style:name="TableColumn429" style:family="table-column">
      <style:table-column-properties style:column-width="4.8263in" style:use-optimal-column-width="false"/>
    </style:style>
    <style:style style:name="Table427" style:family="table">
      <style:table-properties style:width="5.0562in" fo:margin-left="-0.0069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none" style:vertical-align="middle" fo:padding-top="0in" fo:padding-left="0in" fo:padding-bottom="0in" fo:padding-right="0in"/>
    </style:style>
    <style:style style:name="P432" style:parent-style-name="TableContents" style:family="paragraph">
      <style:paragraph-properties fo:text-align="end"/>
    </style:style>
    <style:style style:name="T433" style:parent-style-name="SourceText" style:family="text">
      <style:text-properties style:font-name="Consolas, 'Bitstream Vera Sans " fo:color="#000000" fo:font-size="8pt" style:font-size-asian="8pt"/>
    </style:style>
    <style:style style:name="TableCell434" style:family="table-cell">
      <style:table-cell-properties fo:border="none" style:vertical-align="middle" fo:padding-top="0in" fo:padding-left="0in" fo:padding-bottom="0in" fo:padding-right="0in"/>
    </style:style>
    <style:style style:name="T435" style:parent-style-name="SourceText" style:family="text">
      <style:text-properties fo:color="#000000"/>
    </style:style>
    <style:style style:name="T436" style:parent-style-name="SourceText" style:family="text">
      <style:text-properties style:font-name="Consolas, 'Bitstream Vera Sans " fo:color="#000000" fo:font-size="8pt" style:font-size-asian="8pt"/>
    </style:style>
    <style:style style:name="T437" style:parent-style-name="SourceText" style:family="text">
      <style:text-properties style:font-name="Consolas, 'Bitstream Vera Sans " fo:color="#000000" fo:font-size="8pt" style:font-size-asian="8pt"/>
    </style:style>
    <style:style style:name="P438" style:parent-style-name="Normal" style:family="paragraph">
      <style:text-properties text:display="none" fo:color="#000000"/>
    </style:style>
    <style:style style:name="TableColumn440" style:family="table-column">
      <style:table-column-properties style:column-width="0.2298in" style:use-optimal-column-width="false"/>
    </style:style>
    <style:style style:name="TableColumn441" style:family="table-column">
      <style:table-column-properties style:column-width="5.0361in" style:use-optimal-column-width="false"/>
    </style:style>
    <style:style style:name="Table439" style:family="table">
      <style:table-properties style:width="5.2659in" fo:margin-left="-0.0069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vertical-align="middle" fo:padding-top="0in" fo:padding-left="0in" fo:padding-bottom="0in" fo:padding-right="0in"/>
    </style:style>
    <style:style style:name="P444" style:parent-style-name="TableContents" style:family="paragraph">
      <style:paragraph-properties fo:text-align="end"/>
    </style:style>
    <style:style style:name="T445" style:parent-style-name="SourceText" style:family="text">
      <style:text-properties style:font-name="Consolas, 'Bitstream Vera Sans " fo:color="#000000" fo:font-size="8pt" style:font-size-asian="8pt"/>
    </style:style>
    <style:style style:name="TableCell446" style:family="table-cell">
      <style:table-cell-properties fo:border="none" style:vertical-align="middle" fo:padding-top="0in" fo:padding-left="0in" fo:padding-bottom="0in" fo:padding-right="0in"/>
    </style:style>
    <style:style style:name="T447" style:parent-style-name="SourceText" style:family="text">
      <style:text-properties fo:color="#000000"/>
    </style:style>
    <style:style style:name="T448" style:parent-style-name="SourceText" style:family="text">
      <style:text-properties style:font-name="Consolas, 'Bitstream Vera Sans " fo:color="#000000" fo:font-size="8pt" style:font-size-asian="8pt"/>
    </style:style>
    <style:style style:name="T449" style:parent-style-name="SourceText" style:family="text">
      <style:text-properties style:font-name="Consolas, 'Bitstream Vera Sans " fo:color="#000000" fo:font-size="8pt" style:font-size-asian="8pt"/>
    </style:style>
    <style:style style:name="P450" style:parent-style-name="Normal" style:family="paragraph">
      <style:text-properties text:display="none" fo:color="#000000"/>
    </style:style>
    <style:style style:name="TableColumn452" style:family="table-column">
      <style:table-column-properties style:column-width="0.2298in" style:use-optimal-column-width="false"/>
    </style:style>
    <style:style style:name="TableColumn453" style:family="table-column">
      <style:table-column-properties style:column-width="0.5944in" style:use-optimal-column-width="false"/>
    </style:style>
    <style:style style:name="Table451" style:family="table">
      <style:table-properties style:width="0.8243in" fo:margin-left="-0.0069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none" style:vertical-align="middle" fo:padding-top="0in" fo:padding-left="0in" fo:padding-bottom="0in" fo:padding-right="0in"/>
    </style:style>
    <style:style style:name="P456" style:parent-style-name="TableContents" style:family="paragraph">
      <style:paragraph-properties fo:text-align="end"/>
    </style:style>
    <style:style style:name="T457" style:parent-style-name="SourceText" style:family="text">
      <style:text-properties style:font-name="Consolas, 'Bitstream Vera Sans " fo:color="#000000" fo:font-size="8pt" style:font-size-asian="8pt"/>
    </style:style>
    <style:style style:name="TableCell458" style:family="table-cell">
      <style:table-cell-properties fo:border="none" style:vertical-align="middle" fo:padding-top="0in" fo:padding-left="0in" fo:padding-bottom="0in" fo:padding-right="0in"/>
    </style:style>
    <style:style style:name="T459" style:parent-style-name="SourceText" style:family="text">
      <style:text-properties fo:color="#000000"/>
    </style:style>
    <style:style style:name="T460" style:parent-style-name="SourceText" style:family="text">
      <style:text-properties style:font-name="Consolas, 'Bitstream Vera Sans " fo:color="#000000" fo:font-size="8pt" style:font-size-asian="8pt"/>
    </style:style>
    <style:style style:name="P461" style:parent-style-name="Normal" style:family="paragraph">
      <style:text-properties text:display="none" fo:color="#000000"/>
    </style:style>
    <style:style style:name="TableColumn463" style:family="table-column">
      <style:table-column-properties style:column-width="0.2298in" style:use-optimal-column-width="false"/>
    </style:style>
    <style:style style:name="TableColumn464" style:family="table-column">
      <style:table-column-properties style:column-width="0.1777in" style:use-optimal-column-width="false"/>
    </style:style>
    <style:style style:name="Table462" style:family="table">
      <style:table-properties style:width="0.4076in" fo:margin-left="-0.0069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none" style:vertical-align="middle" fo:padding-top="0in" fo:padding-left="0in" fo:padding-bottom="0in" fo:padding-right="0in"/>
    </style:style>
    <style:style style:name="P467" style:parent-style-name="TableContents" style:family="paragraph">
      <style:paragraph-properties fo:text-align="end"/>
    </style:style>
    <style:style style:name="T468" style:parent-style-name="SourceText" style:family="text">
      <style:text-properties style:font-name="Consolas, 'Bitstream Vera Sans " fo:color="#000000" fo:font-size="8pt" style:font-size-asian="8pt"/>
    </style:style>
    <style:style style:name="TableCell469" style:family="table-cell">
      <style:table-cell-properties fo:border="none" style:vertical-align="middle" fo:padding-top="0in" fo:padding-left="0in" fo:padding-bottom="0in" fo:padding-right="0in"/>
    </style:style>
    <style:style style:name="T470" style:parent-style-name="SourceText" style:family="text">
      <style:text-properties style:font-name="Consolas, 'Bitstream Vera Sans " fo:color="#000000" fo:font-size="8pt" style:font-size-asian="8pt"/>
    </style:style>
    <style:style style:name="S8" style:family="section">
      <style:section-properties fo:margin-left="0.2875in" fo:margin-right="0.2875in" style:writing-mode="lr-tb"/>
    </style:style>
    <style:style style:name="P471" style:parent-style-name="Textbody" style:family="paragraph">
      <style:paragraph-properties fo:widows="2" fo:orphans="2" fo:margin-bottom="0in" style:line-height-at-least="0.1562in"/>
    </style:style>
    <style:style style:name="T472" style:parent-style-name="StrongEmphasis" style:family="text">
      <style:text-properties style:font-name="Georgia, 'Bitstream Charter', s" style:font-name-asian="Georgia, 'Bitstream Charter', s" style:font-name-complex="Georgia, 'Bitstream Charter', s" style:font-weight-complex="normal" fo:color="#000000" fo:font-size="10.5pt" style:font-size-asian="10.5pt" style:font-size-complex="10.5pt"/>
    </style:style>
    <style:style style:name="P473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474" style:parent-style-name="Textbody" style:family="paragraph">
      <style:paragraph-properties fo:widows="2" fo:orphans="2" fo:text-align="justify" fo:margin-bottom="0in" style:line-height-at-least="0.1562in" fo:margin-left="0in" fo:text-indent="0in">
        <style:tab-stops/>
      </style:paragraph-properties>
      <style:text-properties style:font-name="inherit" fo:color="#000000" fo:font-size="10.5pt" style:font-size-asian="10.5pt"/>
    </style:style>
    <style:style style:name="P475" style:parent-style-name="Textbody" style:family="paragraph">
      <style:paragraph-properties fo:widows="2" fo:orphans="2" fo:text-align="justify" fo:margin-bottom="0in" style:line-height-at-least="0.1562in" fo:margin-left="0in" fo:text-indent="0in">
        <style:tab-stops/>
      </style:paragraph-properties>
      <style:text-properties style:font-name="inherit" fo:color="#000000" fo:font-size="10.5pt" style:font-size-asian="10.5pt"/>
    </style:style>
    <style:style style:name="P476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477" style:parent-style-name="Textbody" style:family="paragraph">
      <style:paragraph-properties fo:widows="2" fo:orphans="2" fo:margin-bottom="0in" style:line-height-at-least="0.1562in"/>
    </style:style>
    <style:style style:name="T478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479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480" style:parent-style-name="Textbody" style:family="paragraph">
      <style:paragraph-properties fo:widows="2" fo:orphans="2" fo:margin-bottom="0in" style:line-height-at-least="0.1562in"/>
    </style:style>
    <style:style style:name="T481" style:parent-style-name="Fuentedepárrafopredeter." style:family="text">
      <style:text-properties fo:color="#000000" style:language-asian="es" style:country-asian="BO" style:language-complex="ar" style:country-complex="SA"/>
    </style:style>
    <style:style style:name="P482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P483" style:parent-style-name="Textbody" style:family="paragraph">
      <style:paragraph-properties fo:widows="2" fo:orphans="2" fo:text-align="justify" fo:margin-bottom="0in" style:line-height-at-least="0.1562in" fo:margin-left="0in" fo:text-indent="0in">
        <style:tab-stops/>
      </style:paragraph-properties>
      <style:text-properties style:font-name="inherit" fo:color="#000000" fo:font-size="10.5pt" style:font-size-asian="10.5pt"/>
    </style:style>
    <style:style style:name="P484" style:parent-style-name="Textbody" style:family="paragraph">
      <style:paragraph-properties fo:widows="2" fo:orphans="2" fo:text-align="justify" fo:margin-bottom="0in" style:line-height-at-least="0.1562in" fo:margin-left="0in" fo:text-indent="0in">
        <style:tab-stops/>
      </style:paragraph-properties>
      <style:text-properties style:font-name="inherit" fo:color="#000000" fo:font-size="10.5pt" style:font-size-asian="10.5pt"/>
    </style:style>
    <style:style style:name="P485" style:parent-style-name="Textbody" style:family="paragraph">
      <style:paragraph-properties fo:widows="2" fo:orphans="2" fo:text-align="justify" fo:margin-bottom="0in" style:line-height-at-least="0.1562in"/>
      <style:text-properties style:font-name="inherit" fo:color="#000000" fo:font-size="10.5pt" style:font-size-asian="10.5pt"/>
    </style:style>
    <style:style style:name="S9" style:family="section">
      <style:section-properties fo:margin-left="0.2875in" fo:margin-right="0.2875in" style:writing-mode="lr-tb"/>
    </style:style>
    <style:style style:name="TableColumn487" style:family="table-column">
      <style:table-column-properties style:column-width="0.1569in" style:use-optimal-column-width="false"/>
    </style:style>
    <style:style style:name="TableColumn488" style:family="table-column">
      <style:table-column-properties style:column-width="4.8076in" style:use-optimal-column-width="false"/>
    </style:style>
    <style:style style:name="Table486" style:family="table">
      <style:table-properties style:width="4.9645in" fo:margin-left="-0.0069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none" style:vertical-align="middle" fo:padding-top="0in" fo:padding-left="0in" fo:padding-bottom="0in" fo:padding-right="0in"/>
    </style:style>
    <style:style style:name="P491" style:parent-style-name="TableContents" style:family="paragraph">
      <style:paragraph-properties fo:text-align="end"/>
    </style:style>
    <style:style style:name="T492" style:parent-style-name="SourceText" style:family="text">
      <style:text-properties style:font-name="Consolas, 'Bitstream Vera Sans " fo:color="#000000" fo:font-size="8pt" style:font-size-asian="8pt"/>
    </style:style>
    <style:style style:name="TableCell493" style:family="table-cell">
      <style:table-cell-properties fo:border="none" style:vertical-align="middle" fo:padding-top="0in" fo:padding-left="0in" fo:padding-bottom="0in" fo:padding-right="0in"/>
    </style:style>
    <style:style style:name="T494" style:parent-style-name="SourceText" style:family="text">
      <style:text-properties style:font-name="Consolas, 'Bitstream Vera Sans " fo:color="#000000" fo:font-size="8pt" style:font-size-asian="8pt"/>
    </style:style>
    <style:style style:name="P495" style:parent-style-name="Normal" style:family="paragraph">
      <style:text-properties text:display="none" fo:color="#000000"/>
    </style:style>
    <style:style style:name="TableColumn497" style:family="table-column">
      <style:table-column-properties style:column-width="0.1569in" style:use-optimal-column-width="false"/>
    </style:style>
    <style:style style:name="TableColumn498" style:family="table-column">
      <style:table-column-properties style:column-width="4.3618in" style:use-optimal-column-width="false"/>
    </style:style>
    <style:style style:name="Table496" style:family="table">
      <style:table-properties style:width="4.5187in" fo:margin-left="-0.0069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none" style:vertical-align="middle" fo:padding-top="0in" fo:padding-left="0in" fo:padding-bottom="0in" fo:padding-right="0in"/>
    </style:style>
    <style:style style:name="P501" style:parent-style-name="TableContents" style:family="paragraph">
      <style:paragraph-properties fo:text-align="end"/>
    </style:style>
    <style:style style:name="T502" style:parent-style-name="SourceText" style:family="text">
      <style:text-properties style:font-name="Consolas, 'Bitstream Vera Sans " fo:color="#000000" fo:font-size="8pt" style:font-size-asian="8pt"/>
    </style:style>
    <style:style style:name="TableCell503" style:family="table-cell">
      <style:table-cell-properties fo:border="none" style:vertical-align="middle" fo:padding-top="0in" fo:padding-left="0in" fo:padding-bottom="0in" fo:padding-right="0in"/>
    </style:style>
    <style:style style:name="T504" style:parent-style-name="SourceText" style:family="text">
      <style:text-properties style:font-name="Consolas, 'Bitstream Vera Sans " fo:color="#000000" fo:font-size="8pt" style:font-size-asian="8pt"/>
    </style:style>
    <style:style style:name="P505" style:parent-style-name="Normal" style:family="paragraph">
      <style:text-properties text:display="none" fo:color="#000000"/>
    </style:style>
    <style:style style:name="TableColumn507" style:family="table-column">
      <style:table-column-properties style:column-width="0.1569in" style:use-optimal-column-width="false"/>
    </style:style>
    <style:style style:name="TableColumn508" style:family="table-column">
      <style:table-column-properties style:column-width="2.8423in" style:use-optimal-column-width="false"/>
    </style:style>
    <style:style style:name="Table506" style:family="table">
      <style:table-properties style:width="2.9993in" fo:margin-left="-0.0069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none" style:vertical-align="middle" fo:padding-top="0in" fo:padding-left="0in" fo:padding-bottom="0in" fo:padding-right="0in"/>
    </style:style>
    <style:style style:name="P511" style:parent-style-name="TableContents" style:family="paragraph">
      <style:paragraph-properties fo:text-align="end"/>
    </style:style>
    <style:style style:name="T512" style:parent-style-name="SourceText" style:family="text">
      <style:text-properties style:font-name="Consolas, 'Bitstream Vera Sans " fo:color="#000000" fo:font-size="8pt" style:font-size-asian="8pt"/>
    </style:style>
    <style:style style:name="TableCell513" style:family="table-cell">
      <style:table-cell-properties fo:border="none" style:vertical-align="middle" fo:padding-top="0in" fo:padding-left="0in" fo:padding-bottom="0in" fo:padding-right="0in"/>
    </style:style>
    <style:style style:name="T514" style:parent-style-name="SourceText" style:family="text">
      <style:text-properties style:font-name="Consolas, 'Bitstream Vera Sans " fo:color="#000000" fo:font-size="8pt" style:font-size-asian="8pt"/>
    </style:style>
    <style:style style:name="T515" style:parent-style-name="SourceText" style:family="text">
      <style:text-properties style:font-name="Consolas, 'Bitstream Vera Sans " fo:color="#000000" fo:font-size="8pt" style:font-size-asian="8pt"/>
    </style:style>
    <style:style style:name="P516" style:parent-style-name="Normal" style:family="paragraph">
      <style:text-properties text:display="none" fo:color="#000000"/>
    </style:style>
    <style:style style:name="TableColumn518" style:family="table-column">
      <style:table-column-properties style:column-width="0.1569in" style:use-optimal-column-width="false"/>
    </style:style>
    <style:style style:name="TableColumn519" style:family="table-column">
      <style:table-column-properties style:column-width="1.5687in" style:use-optimal-column-width="false"/>
    </style:style>
    <style:style style:name="Table517" style:family="table">
      <style:table-properties style:width="1.7256in" fo:margin-left="-0.0069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vertical-align="middle" fo:padding-top="0in" fo:padding-left="0in" fo:padding-bottom="0in" fo:padding-right="0in"/>
    </style:style>
    <style:style style:name="P522" style:parent-style-name="TableContents" style:family="paragraph">
      <style:paragraph-properties fo:text-align="end"/>
    </style:style>
    <style:style style:name="T523" style:parent-style-name="SourceText" style:family="text">
      <style:text-properties style:font-name="Consolas, 'Bitstream Vera Sans " fo:color="#000000" fo:font-size="8pt" style:font-size-asian="8pt"/>
    </style:style>
    <style:style style:name="TableCell524" style:family="table-cell">
      <style:table-cell-properties fo:border="none" style:vertical-align="middle" fo:padding-top="0in" fo:padding-left="0in" fo:padding-bottom="0in" fo:padding-right="0in"/>
    </style:style>
    <style:style style:name="T525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526" style:parent-style-name="SourceText" style:family="text">
      <style:text-properties style:font-name="Consolas, 'Bitstream Vera Sans " fo:color="#000000" fo:font-size="8pt" style:font-size-asian="8pt"/>
    </style:style>
    <style:style style:name="P527" style:parent-style-name="Normal" style:family="paragraph">
      <style:text-properties text:display="none" fo:color="#000000"/>
    </style:style>
    <style:style style:name="TableColumn529" style:family="table-column">
      <style:table-column-properties style:column-width="0.1569in" style:use-optimal-column-width="false"/>
    </style:style>
    <style:style style:name="TableColumn530" style:family="table-column">
      <style:table-column-properties style:column-width="5.227in" style:use-optimal-column-width="false"/>
    </style:style>
    <style:style style:name="Table528" style:family="table">
      <style:table-properties style:width="5.384in" fo:margin-left="-0.0069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none" style:vertical-align="middle" fo:padding-top="0in" fo:padding-left="0in" fo:padding-bottom="0in" fo:padding-right="0in"/>
    </style:style>
    <style:style style:name="P533" style:parent-style-name="TableContents" style:family="paragraph">
      <style:paragraph-properties fo:text-align="end"/>
    </style:style>
    <style:style style:name="T534" style:parent-style-name="SourceText" style:family="text">
      <style:text-properties style:font-name="Consolas, 'Bitstream Vera Sans " fo:color="#000000" fo:font-size="8pt" style:font-size-asian="8pt"/>
    </style:style>
    <style:style style:name="TableCell535" style:family="table-cell">
      <style:table-cell-properties fo:border="none" style:vertical-align="middle" fo:padding-top="0in" fo:padding-left="0in" fo:padding-bottom="0in" fo:padding-right="0in"/>
    </style:style>
    <style:style style:name="T536" style:parent-style-name="SourceText" style:family="text">
      <style:text-properties fo:color="#000000"/>
    </style:style>
    <style:style style:name="T537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538" style:parent-style-name="SourceText" style:family="text">
      <style:text-properties style:font-name="Consolas, 'Bitstream Vera Sans " fo:color="#000000" fo:font-size="8pt" style:font-size-asian="8pt"/>
    </style:style>
    <style:style style:name="T539" style:parent-style-name="SourceText" style:family="text">
      <style:text-properties style:font-name="Consolas, 'Bitstream Vera Sans " fo:color="#000000" fo:font-size="8pt" style:font-size-asian="8pt"/>
    </style:style>
    <style:style style:name="T540" style:parent-style-name="SourceText" style:family="text">
      <style:text-properties style:font-name="Consolas, 'Bitstream Vera Sans " fo:color="#000000" fo:font-size="8pt" style:font-size-asian="8pt"/>
    </style:style>
    <style:style style:name="P541" style:parent-style-name="Normal" style:family="paragraph">
      <style:text-properties text:display="none" fo:color="#000000"/>
    </style:style>
    <style:style style:name="TableColumn543" style:family="table-column">
      <style:table-column-properties style:column-width="0.1569in" style:use-optimal-column-width="false"/>
    </style:style>
    <style:style style:name="TableColumn544" style:family="table-column">
      <style:table-column-properties style:column-width="0.9715in" style:use-optimal-column-width="false"/>
    </style:style>
    <style:style style:name="Table542" style:family="table">
      <style:table-properties style:width="1.1284in" fo:margin-left="-0.0069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vertical-align="middle" fo:padding-top="0in" fo:padding-left="0in" fo:padding-bottom="0in" fo:padding-right="0in"/>
    </style:style>
    <style:style style:name="P547" style:parent-style-name="TableContents" style:family="paragraph">
      <style:paragraph-properties fo:text-align="end"/>
    </style:style>
    <style:style style:name="T548" style:parent-style-name="SourceText" style:family="text">
      <style:text-properties style:font-name="Consolas, 'Bitstream Vera Sans " fo:color="#000000" fo:font-size="8pt" style:font-size-asian="8pt"/>
    </style:style>
    <style:style style:name="TableCell549" style:family="table-cell">
      <style:table-cell-properties fo:border="none" style:vertical-align="middle" fo:padding-top="0in" fo:padding-left="0in" fo:padding-bottom="0in" fo:padding-right="0in"/>
    </style:style>
    <style:style style:name="T550" style:parent-style-name="SourceText" style:family="text">
      <style:text-properties fo:color="#000000"/>
    </style:style>
    <style:style style:name="T551" style:parent-style-name="SourceText" style:family="text">
      <style:text-properties style:font-name="Consolas, 'Bitstream Vera Sans " fo:font-weight="bold" style:font-weight-asian="bold" fo:color="#000000" fo:font-size="8pt" style:font-size-asian="8pt"/>
    </style:style>
    <style:style style:name="T552" style:parent-style-name="SourceText" style:family="text">
      <style:text-properties style:font-name="Consolas, 'Bitstream Vera Sans " fo:color="#000000" fo:font-size="8pt" style:font-size-asian="8pt"/>
    </style:style>
    <style:style style:name="P553" style:parent-style-name="Normal" style:family="paragraph">
      <style:text-properties text:display="none" fo:color="#000000"/>
    </style:style>
    <style:style style:name="TableColumn555" style:family="table-column">
      <style:table-column-properties style:column-width="0.1569in" style:use-optimal-column-width="false"/>
    </style:style>
    <style:style style:name="TableColumn556" style:family="table-column">
      <style:table-column-properties style:column-width="0.1777in" style:use-optimal-column-width="false"/>
    </style:style>
    <style:style style:name="Table554" style:family="table">
      <style:table-properties style:width="0.3347in" fo:margin-left="-0.0069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none" style:vertical-align="middle" fo:padding-top="0in" fo:padding-left="0in" fo:padding-bottom="0in" fo:padding-right="0in"/>
    </style:style>
    <style:style style:name="P559" style:parent-style-name="TableContents" style:family="paragraph">
      <style:paragraph-properties fo:text-align="end"/>
    </style:style>
    <style:style style:name="T560" style:parent-style-name="SourceText" style:family="text">
      <style:text-properties style:font-name="Consolas, 'Bitstream Vera Sans " fo:color="#000000" fo:font-size="8pt" style:font-size-asian="8pt"/>
    </style:style>
    <style:style style:name="TableCell561" style:family="table-cell">
      <style:table-cell-properties fo:border="none" style:vertical-align="middle" fo:padding-top="0in" fo:padding-left="0in" fo:padding-bottom="0in" fo:padding-right="0in"/>
    </style:style>
    <style:style style:name="T562" style:parent-style-name="SourceText" style:family="text">
      <style:text-properties style:font-name="Consolas, 'Bitstream Vera Sans " fo:color="#000000" fo:font-size="8pt" style:font-size-asian="8pt"/>
    </style:style>
    <style:style style:name="S10" style:family="section">
      <style:section-properties fo:margin-left="0.2875in" fo:margin-right="0.2875in" style:writing-mode="lr-tb"/>
    </style:style>
    <style:style style:name="P563" style:parent-style-name="Standard" style:family="paragraph">
      <style:text-properties fo:color="#000000"/>
    </style:style>
    <style:style style:family="graphic" style:name="a2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left" style:wrap-contour="false" fo:clip="rect(0in 0in 0in 0in)" style:horizontal-rel="paragraph" style:vertical-rel="page-content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h text:style-name="P1" text:outline-level="1"><text:span text:style-name="T2">ÁRBOL DE EXPANSIÓN MÍNIMA: ALGORITMO DE KRUSKAL</text:span></text:h>
      <text:p text:style-name="P3">Antes de explicar directamente el algoritmo de Kruskal, comenzaré dando conceptos sobre que es un árbol de expansión mínima para<text:s/>entender mejor el problema.</text:p>
      <text:p text:style-name="P4"><text:span text:style-name="T5">Árbol de Expansión</text:span></text:p>
      <text:p text:style-name="P6">Dado un grafo conexo, no dirigido G. Un árbol de expansión es un árbol compuesto por todos los vértices y algunas (posiblemente todas) de las aristas de G. Al ser creado un árbol no existirán ciclos, además debe existir una ruta entre cada par de vértices.</text:p>
      <text:p text:style-name="P7">Un grafo puede tener muchos arboles de expansión, veamos un ejemplo con  el siguiente grafo:</text:p>
      <text:p text:style-name="P8"><text:span text:style-name="T9"><draw:frame draw:style-name="a0" draw:name="gráficos1" text:anchor-type="as-char" svg:x="0in" svg:y="0in" svg:width="5.22913in" svg:height="3.0626in" style:rel-width="scale" style:rel-height="scale"><draw:image xlink:href="http://jariasf.files.wordpress.com/2012/04/spanning-tree.jpg?w=606&amp;h=354" xlink:type="simple" xlink:show="embed" xlink:actuate="onLoad"/><svg:title/><svg:desc/></draw:frame></text:span></text:p>
      <text:p text:style-name="P10">En la imagen anterior se puede observar que el grafo dado posee 3 arboles de expansión, dichos arboles cumplen con las propiedades antes mencionadas como son unir todos los vértices usando algunas aristas.</text:p>
      <text:p text:style-name="P11"><text:span text:style-name="T12">Árbol de Expansión Mínima</text:span></text:p>
      <text:p text:style-name="P13">Dado un grafo conexo, no dirigido y con pesos en las aristas, un árbol de expansión mínima es un árbol compuesto por todos los vértices y<text:s/>cuya suma de sus aristas es la de menor peso. Al ejemplo anterior le agregamos pesos a sus aristas y obtenemos los arboles de expansiones siguientes:</text:p>
      <text:p text:style-name="P14"><text:span text:style-name="T15"><draw:frame draw:style-name="a1" draw:name="gráficos2" text:anchor-type="as-char" svg:x="0in" svg:y="0in" svg:width="5.22913in" svg:height="3.38543in" style:rel-width="scale" style:rel-height="scale"><draw:image xlink:href="http://jariasf.files.wordpress.com/2012/04/spanning-tree2.jpg?w=606&amp;h=392" xlink:type="simple" xlink:show="embed" xlink:actuate="onLoad"/><svg:title/><svg:desc/></draw:frame></text:span></text:p>
      <text:p text:style-name="P16">De la imagen anterior el árbol de expansión mínima seria el primer árbol de expansión cuyo peso total es 6.</text:p>
      <text:p text:style-name="P17">El problema de hallar el Árbol de Expansión Mínima (MST) puede ser resuelto con varios algoritmos, los mas conocidos con Prim y Kruskal ambos usan técnicas voraces (greedy).</text:p>
      <text:p text:style-name="P18"><text:span text:style-name="T19">Algoritmo de Kruskal</text:span></text:p>
      <text:p text:style-name="P20"><text:span text:style-name="T21">Para poder comprender el algoritmo de kruskal será neces</text:span><text:span text:style-name="T22">ario revisar primer el tutorial de </text:span><text:a xlink:href="http://jariasf.wordpress.com/2012/04/02/disjoint-set-union-find/" office:target-frame-name="_top" xlink:show="replace"><text:span text:style-name="T23">Union-Find</text:span></text:a><text:span text:style-name="T24">.</text:span></text:p>
      <text:p text:style-name="P25"><text:span text:style-name="T26">Como trabaja:</text:span></text:p>
      <text:soft-page-break/>
      <text:p text:style-name="P27"><text:span text:style-name="T28">Primeramente ordenaremos las aristas del grafo por su peso de menor a mayor. Mediante la técnica greedy Kruskal i</text:span><text:span text:style-name="T29">ntentara unir cada arista siempre y cuando no se forme un ciclo, ello se realizará mediante</text:span><text:span text:style-name="T30"><draw:frame draw:z-index="2" draw:style-name="a2" draw:name="gráficos3" text:anchor-type="paragraph" svg:x="0in" svg:y="0in" svg:width="3.22913in" svg:height="2.0311in" style:rel-width="scale" style:rel-height="scale"><draw:image xlink:href="http://jariasf.files.wordpress.com/2012/04/kruskals-algorithm.gif?w=462&amp;h=193" xlink:type="simple" xlink:show="embed" xlink:actuate="onLoad"/><svg:title/><svg:desc/></draw:frame></text:span><text:span text:style-name="T31"> </text:span><text:a xlink:href="http://jariasf.wordpress.com/2012/04/02/disjoint-set-union-find/" office:target-frame-name="_top" xlink:show="replace"><text:span text:style-name="T32">Union-Find</text:span></text:a><text:span text:style-name="T33">. Como hemos ordenado las aristas por peso comenzaremos con la arista d</text:span><text:span text:style-name="T34">e menor peso, si los vértices que contienen dicha arista no están en la misma componente conexa  entonces los unimos para formar una sola componente mediante Union(x , y), para revisar si están o no en la misma componente conexa usamos la función SameCompo</text:span><text:span text:style-name="T35">nent(x , y) al hacer esto estamos evitando que se creen ciclos y que la arista que une dos vértices siempre sea la mínima posible.</text:span></text:p>
      <text:p text:style-name="P36"><text:span text:style-name="T37">Algoritmo en Pseudocódigo</text:span></text:p>
      <text:p text:style-name="P38"><text:span text:style-name="T39">1 <text:s/></text:span><text:span text:style-name="T40">método</text:span><text:span text:style-name="T41"><text:s/>Kruskal(Grafo):</text:span></text:p>
      <text:p text:style-name="P42">2      inicializamos MST como vacío</text:p>
      <text:p text:style-name="P43">3      inicializamos estructura unión-find</text:p>
      <text:p text:style-name="P44">4      ordenamos las aristas del grafo por peso de menor a mayor.</text:p>
      <text:p text:style-name="P45"><text:span text:style-name="T46">5     <text:s/></text:span><text:span text:style-name="T47">para cada arista e</text:span><text:span text:style-name="T48"><text:s/>que une los vértices u y v</text:span></text:p>
      <text:p text:style-name="P49"><text:span text:style-name="T50">6         <text:s/></text:span><text:span text:style-name="T51">si<text:s/></text:span><text:span text:style-name="T52">u y v no están en la misma<text:s/></text:span><text:span text:style-name="T53">componente</text:span></text:p>
      <text:p text:style-name="P54"><text:span text:style-name="T55">7             agregamos la arista<text:s/></text:span><text:span text:style-name="T56">e</text:span><text:span text:style-name="T57"><text:s/>al MST     </text:span></text:p>
      <text:p text:style-name="P58">8             realizamos la unión de las componentes de u y v</text:p>
      <text:p text:style-name="P59"><text:span text:style-name="T60">Ejemplo y código paso a paso</text:span></text:p>
      <text:p text:style-name="P61">Tengamos el siguiente grafo no dirigido:</text:p>
      <text:p text:style-name="P62"><text:span text:style-name="T63"><draw:frame draw:style-name="a3" draw:name="gráficos4" text:anchor-type="as-char" svg:x="0in" svg:y="0in" svg:width="5.22913in" svg:height="2.19803in" style:rel-width="scale" style:rel-height="scale"><draw:image xlink:href="http://jariasf.files.wordpress.com/2012/04/grafo.jpg?w=606&amp;h=254" xlink:type="simple" xlink:show="embed" xlink:actuate="onLoad"/><svg:title/><svg:desc/></draw:frame></text:span></text:p>
      <text:p text:style-name="P64">Como podemos ver en la imagen anterior la definición de nuestro<text:s/>grafo en código sería:</text:p>
      <text:section text:name="Sect1" text:style-name="S1">
        <table:table table:style-name="Table65">
          <table:table-columns>
            <table:table-column table:style-name="TableColumn66"/>
            <table:table-column table:style-name="TableColumn67"/>
          </table:table-columns>
          <table:table-row table:style-name="TableRow68">
            <table:table-cell table:style-name="TableCell69">
              <text:p text:style-name="P70"><text:span text:style-name="T71">1</text:span></text:p>
            </table:table-cell>
            <table:table-cell table:style-name="TableCell72">
              <text:p text:style-name="TableContents"><text:span text:style-name="T73">struct</text:span><text:span text:style-name="T74"><text:s/></text:span><text:span text:style-name="T75">Edge{</text:span></text:p>
            </table:table-cell>
          </table:table-row>
        </table:table>
        <text:p text:style-name="P76"/>
        <table:table table:style-name="Table77">
          <table:table-columns>
            <table:table-column table:style-name="TableColumn78"/>
            <table:table-column table:style-name="TableColumn79"/>
          </table:table-columns>
          <table:table-row table:style-name="TableRow80">
            <table:table-cell table:style-name="TableCell81">
              <text:p text:style-name="P82"><text:span text:style-name="T83">2</text:span></text:p>
            </table:table-cell>
            <table:table-cell table:style-name="TableCell84">
              <text:p text:style-name="TableContents"><text:span text:style-name="T85">    </text:span><text:span text:style-name="T86">int</text:span><text:span text:style-name="T87"><text:s/></text:span><text:span text:style-name="T88">origen;    <text:s/></text:span><text:span text:style-name="T89">//Vértice origen</text:span></text:p>
            </table:table-cell>
          </table:table-row>
        </table:table>
        <text:p text:style-name="P90"/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P96"><text:span text:style-name="T97">3</text:span></text:p>
            </table:table-cell>
            <table:table-cell table:style-name="TableCell98">
              <text:p text:style-name="TableContents"><text:span text:style-name="T99">    </text:span><text:span text:style-name="T100">int</text:span><text:span text:style-name="T101"><text:s/></text:span><text:span text:style-name="T102">destino;   <text:s/></text:span><text:span text:style-name="T103">//Vértice destino</text:span></text:p>
            </table:table-cell>
          </table:table-row>
        </table:table>
        <text:p text:style-name="P104"/>
        <table:table table:style-name="Table105">
          <table:table-columns>
            <table:table-column table:style-name="TableColumn106"/>
            <table:table-column table:style-name="TableColumn107"/>
          </table:table-columns>
          <table:table-row table:style-name="TableRow108">
            <table:table-cell table:style-name="TableCell109">
              <text:p text:style-name="P110"><text:span text:style-name="T111">4</text:span></text:p>
            </table:table-cell>
            <table:table-cell table:style-name="TableCell112">
              <text:p text:style-name="TableContents"><text:span text:style-name="T113">    </text:span><text:span text:style-name="T114">int</text:span><text:span text:style-name="T115"><text:s/></text:span><text:span text:style-name="T116">peso;      <text:s/></text:span><text:span text:style-name="T117">//Peso entre el vértice origen y destino</text:span></text:p>
            </table:table-cell>
          </table:table-row>
        </table:table>
        <text:p text:style-name="P118"/>
        <table:table table:style-name="Table119">
          <table:table-columns>
            <table:table-column table:style-name="TableColumn120"/>
            <table:table-column table:style-name="TableColumn121"/>
          </table:table-columns>
          <table:table-row table:style-name="TableRow122">
            <table:table-cell table:style-name="TableCell123">
              <text:p text:style-name="P124"><text:span text:style-name="T125">5</text:span></text:p>
            </table:table-cell>
            <table:table-cell table:style-name="TableCell126">
              <text:p text:style-name="TableContents"><text:span text:style-name="T127">    </text:span><text:span text:style-name="T128">Edge(){}</text:span></text:p>
            </table:table-cell>
          </table:table-row>
        </table:table>
        <text:p text:style-name="P129"/>
        <table:table table:style-name="Table130">
          <table:table-columns>
            <table:table-column table:style-name="TableColumn131"/>
            <table:table-column table:style-name="TableColumn132"/>
          </table:table-columns>
          <table:table-row table:style-name="TableRow133">
            <table:table-cell table:style-name="TableCell134">
              <text:p text:style-name="P135"><text:span text:style-name="T136">6</text:span></text:p>
            </table:table-cell>
            <table:table-cell table:style-name="TableCell137">
              <text:p text:style-name="TableContents"><text:span text:style-name="T138">    …</text:span></text:p>
            </table:table-cell>
          </table:table-row>
        </table:table>
        <text:p text:style-name="P139"/>
        <table:table table:style-name="Table140">
          <table:table-columns>
            <table:table-column table:style-name="TableColumn141"/>
            <table:table-column table:style-name="TableColumn142"/>
          </table:table-columns>
          <table:table-row table:style-name="TableRow143">
            <table:table-cell table:style-name="TableCell144">
              <text:p text:style-name="P145"><text:span text:style-name="T146">7</text:span></text:p>
            </table:table-cell>
            <table:table-cell table:style-name="TableCell147">
              <text:p text:style-name="TableContents"><text:span text:style-name="T148">}arista[ MAX ];     <text:s/></text:span><text:span text:style-name="T149">//Arreglo de aristas para el uso en kruskal</text:span></text:p>
            </table:table-cell>
          </table:table-row>
        </table:table>
      </text:section>
      <text:section text:name="Sect2" text:style-name="S2">
        <text:p text:style-name="P150">Primeramente usaremos<text:s/>el método MakeSet de unión-find para inicializar cada componente, obteniendo las siguientes componentes conexas iniciales:</text:p>
        <text:p text:style-name="P151"><text:span text:style-name="T152"><draw:frame draw:style-name="a4" draw:name="gráficos5" text:anchor-type="as-char" svg:x="0in" svg:y="0in" svg:width="5.22913in" svg:height="2.55197in" style:rel-width="scale" style:rel-height="scale"><draw:image xlink:href="http://jariasf.files.wordpress.com/2012/04/kruskal0.jpg?w=606&amp;h=294" xlink:type="simple" xlink:show="embed" xlink:actuate="onLoad"/><svg:title/><svg:desc/></draw:frame></text:span></text:p>
        <text:p text:style-name="P153">Ahora el siguiente paso es ordenar las aristas del grafo en orden ascendente:</text:p>
        <text:p text:style-name="P154"><text:span text:style-name="T155"><draw:frame draw:style-name="a5" draw:name="gráficos6" text:anchor-type="as-char" svg:x="0in" svg:y="0in" svg:width="2.98976in" svg:height="4.20827in" style:rel-width="scale" style:rel-height="scale"><draw:image xlink:href="http://jariasf.files.wordpress.com/2012/04/tabla1.jpg?w=500" xlink:type="simple" xlink:show="embed" xlink:actuate="onLoad"/><svg:title/><svg:desc/></draw:frame></text:span></text:p>
        <text:p text:style-name="P156">Para el ordenamiento podemos usar las librerías predefinidas de Java y C++ como estamos ordenando estructuras necesitamos un comparador, en este caso estamos ordenando por peso por lo tanto dentro de la estructura antes definida agregamos:</text:p>
      </text:section>
      <text:section text:name="Sect3" text:style-name="S3">
        <table:table table:style-name="Table157">
          <table:table-columns>
            <table:table-column table:style-name="TableColumn158"/>
            <table:table-column table:style-name="TableColumn159"/>
          </table:table-columns>
          <table:table-row table:style-name="TableRow160">
            <table:table-cell table:style-name="TableCell161">
              <text:p text:style-name="P162"><text:span text:style-name="T163">1</text:span></text:p>
            </table:table-cell>
            <table:table-cell table:style-name="TableCell164">
              <text:p text:style-name="TableContents"><text:span text:style-name="T165">struct</text:span><text:span text:style-name="T166"><text:s/></text:span><text:span text:style-name="T167">Edge{</text:span></text:p>
            </table:table-cell>
          </table:table-row>
        </table:table>
        <text:p text:style-name="P168"/>
        <table:table table:style-name="Table169">
          <table:table-columns>
            <table:table-column table:style-name="TableColumn170"/>
            <table:table-column table:style-name="TableColumn171"/>
          </table:table-columns>
          <table:table-row table:style-name="TableRow172">
            <table:table-cell table:style-name="TableCell173">
              <text:p text:style-name="P174"><text:span text:style-name="T175">2</text:span></text:p>
            </table:table-cell>
            <table:table-cell table:style-name="TableCell176">
              <text:p text:style-name="TableContents"><text:span text:style-name="T177">    …</text:span></text:p>
            </table:table-cell>
          </table:table-row>
        </table:table>
        <text:p text:style-name="P178"/>
        <table:table table:style-name="Table179">
          <table:table-columns>
            <table:table-column table:style-name="TableColumn180"/>
            <table:table-column table:style-name="TableColumn181"/>
          </table:table-columns>
          <table:table-row table:style-name="TableRow182">
            <table:table-cell table:style-name="TableCell183">
              <text:p text:style-name="P184"><text:span text:style-name="T185">3</text:span></text:p>
            </table:table-cell>
            <table:table-cell table:style-name="TableCell186">
              <text:p text:style-name="TableContents"><text:span text:style-name="T187">    </text:span><text:span text:style-name="T188">//Comparador por peso, me servira al momento de ordenar lo realizara en orden ascendente</text:span></text:p>
            </table:table-cell>
          </table:table-row>
        </table:table>
        <text:p text:style-name="P189"/>
        <table:table table:style-name="Table190">
          <table:table-columns>
            <table:table-column table:style-name="TableColumn191"/>
            <table:table-column table:style-name="TableColumn192"/>
          </table:table-columns>
          <table:table-row table:style-name="TableRow193">
            <table:table-cell table:style-name="TableCell194">
              <text:p text:style-name="P195"><text:span text:style-name="T196">4</text:span></text:p>
            </table:table-cell>
            <table:table-cell table:style-name="TableCell197">
              <text:p text:style-name="TableContents"><text:span text:style-name="T198">    </text:span><text:span text:style-name="T199">//Cambiar signo a &gt;</text:span><text:span text:style-name="T200"><text:s/>para obtener el arbol de expansion maxima</text:span></text:p>
            </table:table-cell>
          </table:table-row>
        </table:table>
        <text:p text:style-name="P201"/>
        <table:table table:style-name="Table202">
          <table:table-columns>
            <table:table-column table:style-name="TableColumn203"/>
            <table:table-column table:style-name="TableColumn204"/>
          </table:table-columns>
          <table:table-row table:style-name="TableRow205">
            <table:table-cell table:style-name="TableCell206">
              <text:p text:style-name="P207"><text:span text:style-name="T208">5</text:span></text:p>
            </table:table-cell>
            <table:table-cell table:style-name="TableCell209">
              <text:p text:style-name="TableContents"><text:span text:style-name="T210">    </text:span><text:span text:style-name="T211">bool</text:span><text:span text:style-name="T212"><text:s/></text:span><text:span text:style-name="T213">operator&lt;(<text:s/></text:span><text:span text:style-name="T214">const</text:span><text:span text:style-name="T215"><text:s/></text:span><text:span text:style-name="T216">Edge &amp;e )<text:s/></text:span><text:span text:style-name="T217">const</text:span><text:span text:style-name="T218"><text:s/></text:span><text:span text:style-name="T219">{</text:span></text:p>
            </table:table-cell>
          </table:table-row>
        </table:table>
        <text:p text:style-name="P220"/>
        <table:table table:style-name="Table221">
          <table:table-columns>
            <table:table-column table:style-name="TableColumn222"/>
            <table:table-column table:style-name="TableColumn223"/>
          </table:table-columns>
          <table:table-row table:style-name="TableRow224">
            <table:table-cell table:style-name="TableCell225">
              <text:p text:style-name="P226"><text:span text:style-name="T227">6</text:span></text:p>
            </table:table-cell>
            <table:table-cell table:style-name="TableCell228">
              <text:p text:style-name="TableContents"><text:span text:style-name="T229">        </text:span><text:span text:style-name="T230">return</text:span><text:span text:style-name="T231"><text:s/></text:span><text:span text:style-name="T232">peso &lt; e.peso;</text:span></text:p>
            </table:table-cell>
          </table:table-row>
        </table:table>
        <text:p text:style-name="P233"/>
        <table:table table:style-name="Table234">
          <table:table-columns>
            <table:table-column table:style-name="TableColumn235"/>
            <table:table-column table:style-name="TableColumn236"/>
          </table:table-columns>
          <table:table-row table:style-name="TableRow237">
            <table:table-cell table:style-name="TableCell238">
              <text:p text:style-name="P239"><text:span text:style-name="T240">7</text:span></text:p>
            </table:table-cell>
            <table:table-cell table:style-name="TableCell241">
              <text:p text:style-name="TableContents"><text:span text:style-name="T242">    </text:span><text:span text:style-name="T243">}</text:span></text:p>
            </table:table-cell>
          </table:table-row>
        </table:table>
        <text:p text:style-name="P244"/>
        <table:table table:style-name="Table245">
          <table:table-columns>
            <table:table-column table:style-name="TableColumn246"/>
            <table:table-column table:style-name="TableColumn247"/>
          </table:table-columns>
          <table:table-row table:style-name="TableRow248">
            <table:table-cell table:style-name="TableCell249">
              <text:p text:style-name="P250"><text:span text:style-name="T251">8</text:span></text:p>
            </table:table-cell>
            <table:table-cell table:style-name="TableCell252">
              <text:p text:style-name="TableContents"><text:span text:style-name="T253">}arista[ MAX ];     <text:s/></text:span><text:span text:style-name="T254">//Arreglo de aristas para el uso en kruskal</text:span></text:p>
            </table:table-cell>
          </table:table-row>
        </table:table>
      </text:section>
      <text:section text:name="Sect4" text:style-name="S4">
        <text:p text:style-name="P255">Ordenamos el arreglo de aristas mediante lo siguiente:</text:p>
      </text:section>
      <text:section text:name="Sect5" text:style-name="S5">
        <table:table table:style-name="Table256">
          <table:table-columns>
            <table:table-column table:style-name="TableColumn257"/>
            <table:table-column table:style-name="TableColumn258"/>
          </table:table-columns>
          <table:table-row table:style-name="TableRow259">
            <table:table-cell table:style-name="TableCell260">
              <text:p text:style-name="P261"><text:span text:style-name="T262">1</text:span></text:p>
            </table:table-cell>
            <table:table-cell table:style-name="TableCell263">
              <text:p text:style-name="TableContents"><text:span text:style-name="T264">std::sort( arista , arista + E );   <text:s/></text:span><text:span text:style-name="T265">//Ordenamos las aristas por su comparador</text:span></text:p>
            </table:table-cell>
          </table:table-row>
        </table:table>
      </text:section>
      <text:section text:name="Sect6" text:style-name="S6">
        <text:p text:style-name="P266">Lo siguiente será<text:s/>recorrer todas las aristas ya ordenadas y verificar si sus vértices están o no en la misma componente.</text:p>
        <text:p text:style-name="P267">La primera arista a verificar es la que une a los vértices 8 y 7, verificamos si están en la misma componente, para ello hacemos Find(8) , Find(7):</text:p>
        <text:p text:style-name="P268"><text:span text:style-name="T269"><draw:frame draw:style-name="a6" draw:name="gráficos7" text:anchor-type="as-char" svg:x="0in" svg:y="0in" svg:width="5.22913in" svg:height="2.07283in" style:rel-width="scale" style:rel-height="scale"><draw:image xlink:href="http://jariasf.files.wordpress.com/2012/04/kruskal01.jpg?w=606&amp;h=239" xlink:type="simple" xlink:show="embed" xlink:actuate="onLoad"/><svg:title/><svg:desc/></draw:frame></text:span></text:p>
        <text:p text:style-name="P270">Como podemos observar en la tabla y en la misma imagen no están en la misma componente conexa, por tanto esta arista es valida para el MST así que unimos los vértices por el método de Union( 8 , 7 ).</text:p>
        <text:p text:style-name="P271"><text:span text:style-name="T272"><draw:frame draw:style-name="a7" draw:name="gráficos8" text:anchor-type="as-char" svg:x="0in" svg:y="0in" svg:width="5.22913in" svg:height="2.54173in" style:rel-width="scale" style:rel-height="scale"><draw:image xlink:href="http://jariasf.files.wordpress.com/2012/04/kruskal2.jpg?w=606&amp;h=294" xlink:type="simple" xlink:show="embed" xlink:actuate="onLoad"/><svg:title/><svg:desc/></draw:frame></text:span></text:p>
        <text:p text:style-name="P273">Continuamos con la siguiente arista:</text:p>
        <text:p text:style-name="P274"><text:span text:style-name="T275"><draw:frame draw:style-name="a8" draw:name="gráficos9" text:anchor-type="as-char" svg:x="0in" svg:y="0in" svg:width="5.22913in" svg:height="2.07283in" style:rel-width="scale" style:rel-height="scale"><draw:image xlink:href="http://jariasf.files.wordpress.com/2012/04/kruskal3.jpg?w=606&amp;h=239" xlink:type="simple" xlink:show="embed" xlink:actuate="onLoad"/><svg:title/><svg:desc/></draw:frame></text:span></text:p>
        <text:p text:style-name="P276">Observamos la tabla de Union-Find y vemos que Find(3) != Find(9). Entonces es posible realizar la unión de ambas componentes:</text:p>
        <text:p text:style-name="P277"><text:span text:style-name="T278"><draw:frame draw:style-name="a9" draw:name="gráficos10" text:anchor-type="as-char" svg:x="0in" svg:y="0in" svg:width="5.22913in" svg:height="2.5in" style:rel-width="scale" style:rel-height="scale"><draw:image xlink:href="http://jariasf.files.wordpress.com/2012/04/kruskal4.jpg?w=606&amp;h=288" xlink:type="simple" xlink:show="embed" xlink:actuate="onLoad"/><svg:title/><svg:desc/></draw:frame></text:span></text:p>
        <text:p text:style-name="P279">Continuamos con la siguiente arista:</text:p>
        <text:p text:style-name="P280"><text:span text:style-name="T281"><draw:frame draw:style-name="a10" draw:name="gráficos11" text:anchor-type="as-char" svg:x="0in" svg:y="0in" svg:width="5.22913in" svg:height="2.07283in" style:rel-width="scale" style:rel-height="scale"><draw:image xlink:href="http://jariasf.files.wordpress.com/2012/04/kruskal5.jpg?w=606&amp;h=239" xlink:type="simple" xlink:show="embed" xlink:actuate="onLoad"/><svg:title/><svg:desc/></draw:frame></text:span><text:span text:style-name="T282">En la imagen podemos observar que ambos vértices no están en la misma componente, por tanto realizamos la Un</text:span><text:span text:style-name="T283">ion( 6 , 7 ):</text:span></text:p>
        <text:p text:style-name="P284"><text:span text:style-name="T285"><draw:frame draw:style-name="a11" draw:name="gráficos12" text:anchor-type="as-char" svg:x="0in" svg:y="0in" svg:width="5.22913in" svg:height="2.5in" style:rel-width="scale" style:rel-height="scale"><draw:image xlink:href="http://jariasf.files.wordpress.com/2012/04/kruskal6.jpg?w=606&amp;h=288" xlink:type="simple" xlink:show="embed" xlink:actuate="onLoad"/><svg:title/><svg:desc/></draw:frame></text:span></text:p>
        <text:p text:style-name="P286">Continuamos con la siguiente arista, los vértices 1 y 2 no están en la misma componente conexa:</text:p>
        <text:p text:style-name="P287"><text:span text:style-name="T288"><draw:frame draw:style-name="a12" draw:name="gráficos13" text:anchor-type="as-char" svg:x="0in" svg:y="0in" svg:width="5.22913in" svg:height="2.07283in" style:rel-width="scale" style:rel-height="scale"><draw:image xlink:href="http://jariasf.files.wordpress.com/2012/04/kruskal7.jpg?w=606&amp;h=239" xlink:type="simple" xlink:show="embed" xlink:actuate="onLoad"/><svg:title/><svg:desc/></draw:frame></text:span></text:p>
        <text:p text:style-name="P289">Realizamos la Union(1,2):</text:p>
        <text:p text:style-name="P290"><text:span text:style-name="T291"><draw:frame draw:style-name="a13" draw:name="gráficos14" text:anchor-type="as-char" svg:x="0in" svg:y="0in" svg:width="5.22913in" svg:height="2.5in" style:rel-width="scale" style:rel-height="scale"><draw:image xlink:href="http://jariasf.files.wordpress.com/2012/04/kruskal8.jpg?w=606&amp;h=288" xlink:type="simple" xlink:show="embed" xlink:actuate="onLoad"/><svg:title/><svg:desc/></draw:frame></text:span></text:p>
        <text:p text:style-name="P292">Continuamos con la siguiente arista:</text:p>
        <text:p text:style-name="P293"><text:span text:style-name="T294"><draw:frame draw:style-name="a14" draw:name="gráficos15" text:anchor-type="as-char" svg:x="0in" svg:y="0in" svg:width="5.22913in" svg:height="2.07283in" style:rel-width="scale" style:rel-height="scale"><draw:image xlink:href="http://jariasf.files.wordpress.com/2012/04/kruskal9.jpg?w=606&amp;h=239" xlink:type="simple" xlink:show="embed" xlink:actuate="onLoad"/><svg:title/><svg:desc/></draw:frame></text:span></text:p>
        <text:p text:style-name="P295">Al observar la imagen los vértices 3 y 6 están en distinta componentes<text:s/>conexas. Entonces realizamos la Union(3,6) y actualizamos la tabla de Union-Find.</text:p>
        <text:p text:style-name="P296"><text:span text:style-name="T297"><draw:frame draw:style-name="a15" draw:name="gráficos16" text:anchor-type="as-char" svg:x="0in" svg:y="0in" svg:width="5.22913in" svg:height="2.5in" style:rel-width="scale" style:rel-height="scale"><draw:image xlink:href="http://jariasf.files.wordpress.com/2012/04/kruskal10.jpg?w=606&amp;h=288" xlink:type="simple" xlink:show="embed" xlink:actuate="onLoad"/><svg:title/><svg:desc/></draw:frame></text:span></text:p>
        <text:p text:style-name="P298">Continuamos con la siguiente arista:</text:p>
        <text:p text:style-name="P299"><text:span text:style-name="T300"><draw:frame draw:style-name="a16" draw:name="gráficos17" text:anchor-type="as-char" svg:x="0in" svg:y="0in" svg:width="5.22913in" svg:height="2.07283in" style:rel-width="scale" style:rel-height="scale"><draw:image xlink:href="http://jariasf.files.wordpress.com/2012/04/kruskal11.jpg?w=606&amp;h=239" xlink:type="simple" xlink:show="embed" xlink:actuate="onLoad"/><svg:title/><svg:desc/></draw:frame></text:span><text:span text:style-name="T301">En este caso si observamos la imagen los vértices 7 y 9 están en la misma componente conexa; asimismo en la tabla de Union-Find el ele</text:span><text:span text:style-name="T302">mento raíz del vértice 7 es el mismo que el del vértice 9 por ello afirmamos que están el a misma componente conexa, por lo tanto no habrá que realizar la unión de ambos vértices. Con esto evitamos tener ciclos en el árbol de expansión mínima.</text:span></text:p>
        <text:p text:style-name="P303">Continuamos<text:s/>con la siguiente arista:</text:p>
        <text:p text:style-name="P304"><text:span text:style-name="T305"><draw:frame draw:style-name="a17" draw:name="gráficos18" text:anchor-type="as-char" svg:x="0in" svg:y="0in" svg:width="5.31727in" svg:height="2.14043in" style:rel-width="scale" style:rel-height="scale"><draw:image xlink:href="http://jariasf.files.wordpress.com/2012/04/kruskal12.jpg?w=606&amp;h=239" xlink:type="simple" xlink:show="embed" xlink:actuate="onLoad"/><svg:title/><svg:desc/></draw:frame></text:span></text:p>
        <text:p text:style-name="P306"><text:span text:style-name="T307">Al observar la imagen los vértices 3 y 4 no están en la misma componente conexa por lo tanto realizamos la Union(3,4) en el grafo:</text:span></text:p>
        <text:p text:style-name="P308"><text:span text:style-name="T309"><draw:frame draw:style-name="a18" draw:name="gráficos19" text:anchor-type="as-char" svg:x="0in" svg:y="0in" svg:width="5.22913in" svg:height="2.5in" style:rel-width="scale" style:rel-height="scale"><draw:image xlink:href="http://jariasf.files.wordpress.com/2012/04/kruskal13.jpg?w=606&amp;h=288" xlink:type="simple" xlink:show="embed" xlink:actuate="onLoad"/><svg:title/><svg:desc/></draw:frame></text:span></text:p>
        <text:p text:style-name="P310">Continuamos con la siguiente arista:</text:p>
        <text:p text:style-name="P311"><text:span text:style-name="T312"><draw:frame draw:style-name="a19" draw:name="gráficos20" text:anchor-type="as-char" svg:x="0in" svg:y="0in" svg:width="5.22913in" svg:height="2.07283in" style:rel-width="scale" style:rel-height="scale"><draw:image xlink:href="http://jariasf.files.wordpress.com/2012/04/kruskal14.jpg?w=606&amp;h=239" xlink:type="simple" xlink:show="embed" xlink:actuate="onLoad"/><svg:title/><svg:desc/></draw:frame></text:span><text:span text:style-name="T313">Los vértices 8 y 9 están en la misma componente conexa por<text:s/></text:span><text:span text:style-name="T314">lo tanto no realizamos Unión de vértices. Continuemos con la siguiente arista:</text:span></text:p>
        <text:p text:style-name="P315"><text:span text:style-name="T316"><draw:frame draw:style-name="a20" draw:name="gráficos21" text:anchor-type="as-char" svg:x="0in" svg:y="0in" svg:width="5.22913in" svg:height="2.07283in" style:rel-width="scale" style:rel-height="scale"><draw:image xlink:href="http://jariasf.files.wordpress.com/2012/04/kruskal15.jpg?w=606&amp;h=239" xlink:type="simple" xlink:show="embed" xlink:actuate="onLoad"/><svg:title/><svg:desc/></draw:frame></text:span><text:span text:style-name="T317">Los vértices 1 y 8 están diferentes componentes. Realizamos la Union(1,8) en el grafo:</text:span></text:p>
        <text:p text:style-name="P318"><text:span text:style-name="T319"><draw:frame draw:style-name="a21" draw:name="gráficos22" text:anchor-type="as-char" svg:x="0in" svg:y="0in" svg:width="5.22913in" svg:height="2.5in" style:rel-width="scale" style:rel-height="scale"><draw:image xlink:href="http://jariasf.files.wordpress.com/2012/04/kruskal16.jpg?w=606&amp;h=288" xlink:type="simple" xlink:show="embed" xlink:actuate="onLoad"/><svg:title/><svg:desc/></draw:frame></text:span></text:p>
        <text:p text:style-name="P320">Continuamos con la siguiente arista:</text:p>
        <text:p text:style-name="P321"><text:span text:style-name="T322"><draw:frame draw:style-name="a22" draw:name="gráficos23" text:anchor-type="as-char" svg:x="0in" svg:y="0in" svg:width="5.22913in" svg:height="2.07283in" style:rel-width="scale" style:rel-height="scale"><draw:image xlink:href="http://jariasf.files.wordpress.com/2012/04/kruskal17.jpg?w=606&amp;h=239" xlink:type="simple" xlink:show="embed" xlink:actuate="onLoad"/><svg:title/><svg:desc/></draw:frame></text:span><text:span text:style-name="T323">Los vértices 2 y 3 están en la misma componente c</text:span><text:span text:style-name="T324">onexa por lo tanto no realizamos Union de componentes. Continuamos con la siguiente arista:</text:span></text:p>
        <text:p text:style-name="P325"><text:span text:style-name="T326"><draw:frame draw:style-name="a23" draw:name="gráficos24" text:anchor-type="as-char" svg:x="0in" svg:y="0in" svg:width="5.22913in" svg:height="2.07283in" style:rel-width="scale" style:rel-height="scale"><draw:image xlink:href="http://jariasf.files.wordpress.com/2012/04/kruskal18.jpg?w=606&amp;h=239" xlink:type="simple" xlink:show="embed" xlink:actuate="onLoad"/><svg:title/><svg:desc/></draw:frame></text:span></text:p>
        <text:p text:style-name="P327">Los vértices 4 y 7 no están en la misma componente conexa, realizamos Union(4,5) en el grafo:</text:p>
        <text:p text:style-name="P328"><text:span text:style-name="T329"><draw:frame draw:style-name="a24" draw:name="gráficos25" text:anchor-type="as-char" svg:x="0in" svg:y="0in" svg:width="5.22913in" svg:height="2.48976in" style:rel-width="scale" style:rel-height="scale"><draw:image xlink:href="http://jariasf.files.wordpress.com/2012/04/kruskal19.jpg?w=606&amp;h=288" xlink:type="simple" xlink:show="embed" xlink:actuate="onLoad"/><svg:title/><svg:desc/></draw:frame></text:span></text:p>
        <text:p text:style-name="P330">Como podemos observar ya están todos los vértices del grafo conectados así que al momento de continuar viendo las demás aristas ordenadas siempre tendremos e l caso de que ya están en la misma componente conexa por lo tanto el Árbol de Expansión Mínima para el grafo es el siguiente:</text:p>
        <text:p text:style-name="P331"><text:span text:style-name="T332"><draw:frame draw:style-name="a25" draw:name="gráficos26" text:anchor-type="as-char" svg:x="0in" svg:y="0in" svg:width="5.22913in" svg:height="2.01024in" style:rel-width="scale" style:rel-height="scale"><draw:image xlink:href="http://jariasf.files.wordpress.com/2012/04/kruskal20.jpg?w=606&amp;h=231" xlink:type="simple" xlink:show="embed" xlink:actuate="onLoad"/><svg:title/><svg:desc/></draw:frame></text:span></text:p>
        <text:p text:style-name="P333">El peso total del árbol de expansión<text:s/>mínima para el grafo mostrado es 39.</text:p>
        <text:p text:style-name="P334"><text:span text:style-name="T335">En código simplemente es iterar sobre el arreglo de aristas ingresado y ordenado obteniendo sus respectivos datos. Para verificar si están o no en la misma componente usamos el método sameComponent explicado en el tuto</text:span><text:span text:style-name="T336">rial de </text:span><text:a xlink:href="http://jariasf.wordpress.com/2012/04/02/disjoint-set-union-find/" office:target-frame-name="_top" xlink:show="replace"><text:span text:style-name="T337">Union-Find</text:span></text:a><text:span text:style-name="T338">:</text:span></text:p>
      </text:section>
      <text:section text:name="Sect7" text:style-name="S7">
        <table:table table:style-name="Table339">
          <table:table-columns>
            <table:table-column table:style-name="TableColumn340"/>
            <table:table-column table:style-name="TableColumn341"/>
          </table:table-columns>
          <table:table-row table:style-name="TableRow342">
            <table:table-cell table:style-name="TableCell343">
              <text:p text:style-name="P344"><text:span text:style-name="T345">01</text:span></text:p>
            </table:table-cell>
            <table:table-cell table:style-name="TableCell346">
              <text:p text:style-name="TableContents"><text:span text:style-name="T347">for</text:span><text:span text:style-name="T348">(<text:s/></text:span><text:span text:style-name="T349">int</text:span><text:span text:style-name="T350"><text:s/></text:span><text:span text:style-name="T351">i = 0 ; i &lt; E ; ++i ){    <text:s/></text:span><text:span text:style-name="T352">//Recorremos las aristas ya ordenadas por peso</text:span></text:p>
            </table:table-cell>
          </table:table-row>
        </table:table>
        <text:p text:style-name="P353"/>
        <table:table table:style-name="Table354">
          <table:table-columns>
            <table:table-column table:style-name="TableColumn355"/>
            <table:table-column table:style-name="TableColumn356"/>
          </table:table-columns>
          <table:table-row table:style-name="TableRow357">
            <table:table-cell table:style-name="TableCell358">
              <text:p text:style-name="P359"><text:span text:style-name="T360">02</text:span></text:p>
            </table:table-cell>
            <table:table-cell table:style-name="TableCell361">
              <text:p text:style-name="TableContents"><text:span text:style-name="T362">    </text:span><text:span text:style-name="T363">origen = arista[ i ].origen;   <text:s/></text:span><text:span text:style-name="T364">//Vértice origen de la arista actual</text:span></text:p>
            </table:table-cell>
          </table:table-row>
        </table:table>
        <text:p text:style-name="P365"/>
        <table:table table:style-name="Table366">
          <table:table-columns>
            <table:table-column table:style-name="TableColumn367"/>
            <table:table-column table:style-name="TableColumn368"/>
          </table:table-columns>
          <table:table-row table:style-name="TableRow369">
            <table:table-cell table:style-name="TableCell370">
              <text:p text:style-name="P371"><text:span text:style-name="T372">03</text:span></text:p>
            </table:table-cell>
            <table:table-cell table:style-name="TableCell373">
              <text:p text:style-name="TableContents"><text:span text:style-name="T374">    </text:span><text:span text:style-name="T375">destino = arista[ i ].destino; <text:s/></text:span><text:span text:style-name="T376">//Vértice destino de la arista actual</text:span></text:p>
            </table:table-cell>
          </table:table-row>
        </table:table>
        <text:p text:style-name="P377"/>
        <table:table table:style-name="Table378">
          <table:table-columns>
            <table:table-column table:style-name="TableColumn379"/>
            <table:table-column table:style-name="TableColumn380"/>
          </table:table-columns>
          <table:table-row table:style-name="TableRow381">
            <table:table-cell table:style-name="TableCell382">
              <text:p text:style-name="P383"><text:span text:style-name="T384">04</text:span></text:p>
            </table:table-cell>
            <table:table-cell table:style-name="TableCell385">
              <text:p text:style-name="TableContents"><text:span text:style-name="T386">    </text:span><text:span text:style-name="T387">peso = arista[<text:s/></text:span><text:span text:style-name="T388">i ].peso;       <text:s/></text:span><text:span text:style-name="T389">//Peso de la arista actual</text:span></text:p>
            </table:table-cell>
          </table:table-row>
        </table:table>
        <text:p text:style-name="P390"/>
        <table:table table:style-name="Table391">
          <table:table-columns>
            <table:table-column table:style-name="TableColumn392"/>
            <table:table-column table:style-name="TableColumn393"/>
          </table:table-columns>
          <table:table-row table:style-name="TableRow394">
            <table:table-cell table:style-name="TableCell395">
              <text:p text:style-name="P396"><text:span text:style-name="T397">05</text:span></text:p>
            </table:table-cell>
            <table:table-cell table:style-name="TableCell398">
              <text:p text:style-name="TableContents"><text:span text:style-name="T399">    </text:span><text:span text:style-name="T400">//Verificamos si estan o no en la misma componente conexa</text:span></text:p>
            </table:table-cell>
          </table:table-row>
        </table:table>
        <text:p text:style-name="P401"/>
        <table:table table:style-name="Table402">
          <table:table-columns>
            <table:table-column table:style-name="TableColumn403"/>
            <table:table-column table:style-name="TableColumn404"/>
          </table:table-columns>
          <table:table-row table:style-name="TableRow405">
            <table:table-cell table:style-name="TableCell406">
              <text:p text:style-name="P407"><text:span text:style-name="T408">06</text:span></text:p>
            </table:table-cell>
            <table:table-cell table:style-name="TableCell409">
              <text:p text:style-name="TableContents"><text:span text:style-name="T410">    </text:span><text:span text:style-name="T411">if</text:span><text:span text:style-name="T412">( !sameComponent( origen , destino ) ){ <text:s/></text:span><text:span text:style-name="T413">//Evito ciclos</text:span></text:p>
            </table:table-cell>
          </table:table-row>
        </table:table>
        <text:p text:style-name="P414"/>
        <table:table table:style-name="Table415">
          <table:table-columns>
            <table:table-column table:style-name="TableColumn416"/>
            <table:table-column table:style-name="TableColumn417"/>
          </table:table-columns>
          <table:table-row table:style-name="TableRow418">
            <table:table-cell table:style-name="TableCell419">
              <text:p text:style-name="P420"><text:span text:style-name="T421">07</text:span></text:p>
            </table:table-cell>
            <table:table-cell table:style-name="TableCell422">
              <text:p text:style-name="TableContents"><text:span text:style-name="T423">        </text:span><text:span text:style-name="T424">total += peso;             <text:s/></text:span><text:span text:style-name="T425">//Incremento el peso total del MST</text:span></text:p>
            </table:table-cell>
          </table:table-row>
        </table:table>
        <text:p text:style-name="P426"/>
        <table:table table:style-name="Table427">
          <table:table-columns>
            <table:table-column table:style-name="TableColumn428"/>
            <table:table-column table:style-name="TableColumn429"/>
          </table:table-columns>
          <table:table-row table:style-name="TableRow430">
            <table:table-cell table:style-name="TableCell431">
              <text:p text:style-name="P432"><text:span text:style-name="T433">08</text:span></text:p>
            </table:table-cell>
            <table:table-cell table:style-name="TableCell434">
              <text:p text:style-name="TableContents"><text:span text:style-name="T435">        </text:span><text:span text:style-name="T436">MST[ numAristas++ ] = arista[ i ]; <text:s/></text:span><text:span text:style-name="T437">//Agrego al MST la arista actual</text:span></text:p>
            </table:table-cell>
          </table:table-row>
        </table:table>
        <text:p text:style-name="P438"/>
        <table:table table:style-name="Table439">
          <table:table-columns>
            <table:table-column table:style-name="TableColumn440"/>
            <table:table-column table:style-name="TableColumn441"/>
          </table:table-columns>
          <table:table-row table:style-name="TableRow442">
            <table:table-cell table:style-name="TableCell443">
              <text:p text:style-name="P444"><text:span text:style-name="T445">09</text:span></text:p>
            </table:table-cell>
            <table:table-cell table:style-name="TableCell446">
              <text:p text:style-name="TableContents"><text:span text:style-name="T447">        </text:span><text:span text:style-name="T448">Union( origen , destino ); <text:s/></text:span><text:span text:style-name="T449">//Union de ambas componentes en una sola</text:span></text:p>
            </table:table-cell>
          </table:table-row>
        </table:table>
        <text:p text:style-name="P450"/>
        <table:table table:style-name="Table451">
          <table:table-columns>
            <table:table-column table:style-name="TableColumn452"/>
            <table:table-column table:style-name="TableColumn453"/>
          </table:table-columns>
          <table:table-row table:style-name="TableRow454">
            <table:table-cell table:style-name="TableCell455">
              <text:p text:style-name="P456"><text:span text:style-name="T457">10</text:span></text:p>
            </table:table-cell>
            <table:table-cell table:style-name="TableCell458">
              <text:p text:style-name="TableContents"><text:span text:style-name="T459">    </text:span><text:span text:style-name="T460">}</text:span></text:p>
            </table:table-cell>
          </table:table-row>
        </table:table>
        <text:p text:style-name="P461"/>
        <table:table table:style-name="Table462">
          <table:table-columns>
            <table:table-column table:style-name="TableColumn463"/>
            <table:table-column table:style-name="TableColumn464"/>
          </table:table-columns>
          <table:table-row table:style-name="TableRow465">
            <table:table-cell table:style-name="TableCell466">
              <text:p text:style-name="P467"><text:span text:style-name="T468">11</text:span></text:p>
            </table:table-cell>
            <table:table-cell table:style-name="TableCell469">
              <text:p text:style-name="TableContents"><text:span text:style-name="T470">}</text:span></text:p>
            </table:table-cell>
          </table:table-row>
        </table:table>
      </text:section>
      <text:section text:name="Sect8" text:style-name="S8">
        <text:p text:style-name="P471"><text:span text:style-name="T472">Verificación de MST</text:span></text:p>
        <text:p text:style-name="P473">Para que sea un MST válido el número de aristas debe<text:s/>ser igual al número de vértices – 1. Esto se cumple debido a que el MST debe poseer todos los vértices del grafo ingresado y además no deben existir ciclos. Si vemos el ejemplo antes explicado tenemos en el MST:</text:p>
        <text:list text:style-name="LFO1" text:continue-numbering="true">
          <text:list-item>
            <text:p text:style-name="P474">Número de Aristas = 8</text:p>
          </text:list-item>
          <text:list-item>
            <text:p text:style-name="P475">Número de Vértices = 9</text:p>
          </text:list-item>
        </text:list>
        <text:p text:style-name="P476">Cumple con lo dicho -&gt; 9 – 1 = 8 por tanto tenemos un MST válido. Veamos otro ejemplo teniendo como grafo ingresado lo siguiente:</text:p>
        <text:p text:style-name="P477"><text:span text:style-name="T478"><draw:frame draw:style-name="a26" draw:name="gráficos27" text:anchor-type="as-char" svg:x="0in" svg:y="0in" svg:width="5.22913in" svg:height="2.05197in" style:rel-width="scale" style:rel-height="scale"><draw:image xlink:href="http://jariasf.files.wordpress.com/2012/04/kruskal21.jpg?w=606&amp;h=237" xlink:type="simple" xlink:show="embed" xlink:actuate="onLoad"/><svg:title/><svg:desc/></draw:frame></text:span></text:p>
        <text:p text:style-name="P479">Como podemos observar el grafo ingresado posee 2 componentes conexas, al aplicar kruskal obtendremos los siguientes MST:</text:p>
        <text:p text:style-name="P480"><text:span text:style-name="T481"><draw:frame draw:style-name="a27" draw:name="gráficos28" text:anchor-type="as-char" svg:x="0in" svg:y="0in" svg:width="5.22913in" svg:height="2.05197in" style:rel-width="scale" style:rel-height="scale"><draw:image xlink:href="http://jariasf.files.wordpress.com/2012/04/kruskal22.jpg?w=606&amp;h=237" xlink:type="simple" xlink:show="embed" xlink:actuate="onLoad"/><svg:title/><svg:desc/></draw:frame></text:span></text:p>
        <text:p text:style-name="P482">En la imagen podemos observar el MST luego de aplicar kruskal, sin embargo no es un MST válido porque no tiene 1 componente conexa que posea todos los vértices, comprobemos:</text:p>
        <text:list text:style-name="LFO2" text:continue-numbering="true">
          <text:list-item>
            <text:p text:style-name="P483">Número de Aristas = 7</text:p>
          </text:list-item>
          <text:list-item>
            <text:p text:style-name="P484">Número de Vértices = 9</text:p>
          </text:list-item>
        </text:list>
        <text:p text:style-name="P485">No cumple lo dicho inicialmente 9 – 1<text:s/>!= 7 por lo tanto tenemos un MST invalido. En código basta con un if:</text:p>
      </text:section>
      <text:section text:name="Sect9" text:style-name="S9">
        <table:table table:style-name="Table486">
          <table:table-columns>
            <table:table-column table:style-name="TableColumn487"/>
            <table:table-column table:style-name="TableColumn488"/>
          </table:table-columns>
          <table:table-row table:style-name="TableRow489">
            <table:table-cell table:style-name="TableCell490">
              <text:p text:style-name="P491"><text:span text:style-name="T492">1</text:span></text:p>
            </table:table-cell>
            <table:table-cell table:style-name="TableCell493">
              <text:p text:style-name="TableContents"><text:span text:style-name="T494">//Si el MST encontrado no posee todos los vértices mostramos mensaje de error</text:span></text:p>
            </table:table-cell>
          </table:table-row>
        </table:table>
        <text:p text:style-name="P495"/>
        <table:table table:style-name="Table496">
          <table:table-columns>
            <table:table-column table:style-name="TableColumn497"/>
            <table:table-column table:style-name="TableColumn498"/>
          </table:table-columns>
          <table:table-row table:style-name="TableRow499">
            <table:table-cell table:style-name="TableCell500">
              <text:p text:style-name="P501"><text:span text:style-name="T502">2</text:span></text:p>
            </table:table-cell>
            <table:table-cell table:style-name="TableCell503">
              <text:p text:style-name="TableContents"><text:span text:style-name="T504">//Para saber si contiene o no todos los vértices basta con que el numero</text:span></text:p>
            </table:table-cell>
          </table:table-row>
        </table:table>
        <text:p text:style-name="P505"/>
        <table:table table:style-name="Table506">
          <table:table-columns>
            <table:table-column table:style-name="TableColumn507"/>
            <table:table-column table:style-name="TableColumn508"/>
          </table:table-columns>
          <table:table-row table:style-name="TableRow509">
            <table:table-cell table:style-name="TableCell510">
              <text:p text:style-name="P511"><text:span text:style-name="T512">3</text:span></text:p>
            </table:table-cell>
            <table:table-cell table:style-name="TableCell513">
              <text:p text:style-name="TableContents"><text:span text:style-name="T514">//de aristas sea igual<text:s/></text:span><text:span text:style-name="T515">al numero de vertices - 1</text:span></text:p>
            </table:table-cell>
          </table:table-row>
        </table:table>
        <text:p text:style-name="P516"/>
        <table:table table:style-name="Table517">
          <table:table-columns>
            <table:table-column table:style-name="TableColumn518"/>
            <table:table-column table:style-name="TableColumn519"/>
          </table:table-columns>
          <table:table-row table:style-name="TableRow520">
            <table:table-cell table:style-name="TableCell521">
              <text:p text:style-name="P522"><text:span text:style-name="T523">4</text:span></text:p>
            </table:table-cell>
            <table:table-cell table:style-name="TableCell524">
              <text:p text:style-name="TableContents"><text:span text:style-name="T525">if</text:span><text:span text:style-name="T526">( V - 1 != numAristas ){</text:span></text:p>
            </table:table-cell>
          </table:table-row>
        </table:table>
        <text:p text:style-name="P527"/>
        <table:table table:style-name="Table528">
          <table:table-columns>
            <table:table-column table:style-name="TableColumn529"/>
            <table:table-column table:style-name="TableColumn530"/>
          </table:table-columns>
          <table:table-row table:style-name="TableRow531">
            <table:table-cell table:style-name="TableCell532">
              <text:p text:style-name="P533"><text:span text:style-name="T534">5</text:span></text:p>
            </table:table-cell>
            <table:table-cell table:style-name="TableCell535">
              <text:p text:style-name="TableContents"><text:span text:style-name="T536">    </text:span><text:span text:style-name="T537">puts</text:span><text:span text:style-name="T538">(</text:span><text:span text:style-name="T539">"No existe MST valido para el grafo ingresado, el grafo debe ser conexo."</text:span><text:span text:style-name="T540">);</text:span></text:p>
            </table:table-cell>
          </table:table-row>
        </table:table>
        <text:p text:style-name="P541"/>
        <table:table table:style-name="Table542">
          <table:table-columns>
            <table:table-column table:style-name="TableColumn543"/>
            <table:table-column table:style-name="TableColumn544"/>
          </table:table-columns>
          <table:table-row table:style-name="TableRow545">
            <table:table-cell table:style-name="TableCell546">
              <text:p text:style-name="P547"><text:span text:style-name="T548">6</text:span></text:p>
            </table:table-cell>
            <table:table-cell table:style-name="TableCell549">
              <text:p text:style-name="TableContents"><text:span text:style-name="T550">    </text:span><text:span text:style-name="T551">return</text:span><text:span text:style-name="T552">;</text:span></text:p>
            </table:table-cell>
          </table:table-row>
        </table:table>
        <text:p text:style-name="P553"/>
        <table:table table:style-name="Table554">
          <table:table-columns>
            <table:table-column table:style-name="TableColumn555"/>
            <table:table-column table:style-name="TableColumn556"/>
          </table:table-columns>
          <table:table-row table:style-name="TableRow557">
            <table:table-cell table:style-name="TableCell558">
              <text:p text:style-name="P559"><text:span text:style-name="T560">7</text:span></text:p>
            </table:table-cell>
            <table:table-cell table:style-name="TableCell561">
              <text:p text:style-name="TableContents"><text:span text:style-name="T562">}</text:span></text:p>
            </table:table-cell>
          </table:table-row>
        </table:table>
      </text:section>
      <text:section text:name="Sect10" text:style-name="S10">
        <text:p text:style-name="P56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Helvetica Neue" svg:font-family="Helvetica Neue" style:font-family-generic="system"/>
    <style:font-face style:name="inherit" svg:font-family="inherit" style:font-family-generic="system"/>
    <style:font-face style:name="Courier 10 Pitch" svg:font-family="Courier 10 Pitch" style:font-family-generic="system"/>
    <style:font-face style:name="Consolas, 'Bitstream Vera Sans " svg:font-family="Consolas, 'Bitstream Vera Sans " style:font-family-generic="system"/>
    <style:font-face style:name="Georgia, 'Bitstream Charter', s" svg:font-family="Georgia, 'Bitstream Charter', 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DejaVu Sans Mono" style:font-name-asian="Droid Sans" style:font-name-complex="FreeSan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 </meta:initial-creator>
    <dc:creator>StarAamInf</dc:creator>
    <meta:creation-date>2012-09-15T22:35:00Z</meta:creation-date>
    <dc:date>2012-09-16T03:34:00Z</dc:date>
    <meta:print-date>2012-09-16T03:32:00Z</meta:print-date>
    <meta:template xlink:href="Normal.dotm" xlink:type="simple"/>
    <meta:editing-cycles>1</meta:editing-cycles>
    <meta:editing-duration>PT1320S</meta:editing-duration>
    <meta:document-statistic meta:page-count="10" meta:paragraph-count="18" meta:word-count="1393" meta:character-count="9040" meta:row-count="63" meta:non-whitespace-character-count="7665"/>
  </office:meta>
</office:document-meta>
</file>